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C50000009EF53B67427BE15A93.png" manifest:media-type="image/png"/>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2" style:family="paragraph" style:parent-style-name="CellBody">
      <style:paragraph-properties style:snap-to-layout-grid="false"/>
      <style:text-properties fo:color="#000000" fo:font-style="italic" officeooo:rsid="0018f655" officeooo:paragraph-rsid="003e12ca" style:font-style-asian="italic"/>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Body">
      <style:text-properties officeooo:rsid="0018f655" officeooo:paragraph-rsid="004a835e"/>
    </style:style>
    <style:style style:name="P5" style:family="paragraph" style:parent-style-name="Body">
      <style:text-properties officeooo:rsid="00463c18" officeooo:paragraph-rsid="00463c18"/>
    </style:style>
    <style:style style:name="P6" style:family="paragraph" style:parent-style-name="Body">
      <style:text-properties fo:font-style="normal" style:font-style-asian="normal" style:font-style-complex="normal"/>
    </style:style>
    <style:style style:name="P7" style:family="paragraph" style:parent-style-name="Heading_20_2">
      <style:text-properties fo:font-style="normal" style:font-style-asian="normal" style:font-style-complex="normal"/>
    </style:style>
    <style:style style:name="P8" style:family="paragraph" style:parent-style-name="Heading_20_3">
      <style:text-properties officeooo:rsid="004e29fc" officeooo:paragraph-rsid="004e29fc"/>
    </style:style>
    <style:style style:name="P9" style:family="paragraph" style:parent-style-name="Body">
      <style:text-properties officeooo:rsid="004e4125" officeooo:paragraph-rsid="004e4125"/>
    </style:style>
    <style:style style:name="P10" style:family="paragraph" style:parent-style-name="Body">
      <style:text-properties fo:font-style="normal" officeooo:rsid="001a3e04" officeooo:paragraph-rsid="00218023" style:font-style-asian="normal" style:font-style-complex="normal"/>
    </style:style>
    <style:style style:name="P11" style:family="paragraph" style:parent-style-name="Body">
      <style:text-properties officeooo:rsid="005284b8" officeooo:paragraph-rsid="005379ab"/>
    </style:style>
    <style:style style:name="P12" style:family="paragraph" style:parent-style-name="Body">
      <style:text-properties officeooo:rsid="005379ab" officeooo:paragraph-rsid="00556c0e"/>
    </style:style>
    <style:style style:name="P13" style:family="paragraph" style:parent-style-name="Body">
      <style:text-properties officeooo:rsid="001c3428" officeooo:paragraph-rsid="00556c0e"/>
    </style:style>
    <style:style style:name="P14" style:family="paragraph" style:parent-style-name="Heading_20_2">
      <style:text-properties officeooo:rsid="005da2f6" officeooo:paragraph-rsid="005da2f6" fo:background-color="transparent"/>
    </style:style>
    <style:style style:name="P15" style:family="paragraph" style:parent-style-name="Body">
      <style:text-properties officeooo:rsid="005da2f6" officeooo:paragraph-rsid="005da2f6"/>
    </style:style>
    <style:style style:name="P16" style:family="paragraph" style:parent-style-name="Heading_20_2">
      <style:text-properties officeooo:rsid="0026cd4b"/>
    </style:style>
    <style:style style:name="P17" style:family="paragraph" style:parent-style-name="Heading_20_3">
      <style:text-properties officeooo:rsid="005a8355" officeooo:paragraph-rsid="005a8355"/>
    </style:style>
    <style:style style:name="P18" style:family="paragraph" style:parent-style-name="Body" style:list-style-name="L1">
      <style:text-properties officeooo:rsid="0024ffc7" officeooo:paragraph-rsid="0058c04f"/>
    </style:style>
    <style:style style:name="P19" style:family="paragraph" style:parent-style-name="Body" style:list-style-name="L1"/>
    <style:style style:name="P20" style:family="paragraph" style:parent-style-name="Body">
      <style:text-properties officeooo:rsid="0024ffc7" officeooo:paragraph-rsid="0058c04f"/>
    </style:style>
    <style:style style:name="P21" style:family="paragraph" style:parent-style-name="Heading_20_3">
      <style:text-properties officeooo:rsid="0028ae53" officeooo:paragraph-rsid="005a8355"/>
    </style:style>
    <style:style style:name="P22" style:family="paragraph" style:parent-style-name="Body">
      <style:text-properties officeooo:rsid="0024ffc7" officeooo:paragraph-rsid="005a8355"/>
    </style:style>
    <style:style style:name="P23" style:family="paragraph" style:parent-style-name="Body">
      <style:text-properties officeooo:paragraph-rsid="005a8355"/>
    </style:style>
    <style:style style:name="P24" style:family="paragraph" style:parent-style-name="Body" style:list-style-name="L2">
      <style:text-properties officeooo:rsid="005effc1" officeooo:paragraph-rsid="005effc1"/>
    </style:style>
    <style:style style:name="P25" style:family="paragraph" style:parent-style-name="Definition_20_Term" style:list-style-name="WW8Num3"/>
    <style:style style:name="P26" style:family="paragraph" style:parent-style-name="Standard" style:list-style-name="WW8Num3"/>
    <style:style style:name="P27" style:family="paragraph" style:parent-style-name="CellBody">
      <style:paragraph-properties fo:keep-with-next="always" style:snap-to-layout-grid="false"/>
      <style:text-properties officeooo:rsid="0024ffc7" officeooo:paragraph-rsid="0024ffc7"/>
    </style:style>
    <style:style style:name="P28" style:family="paragraph" style:parent-style-name="CellBody">
      <style:paragraph-properties fo:keep-with-next="always" style:snap-to-layout-grid="false"/>
    </style:style>
    <style:style style:name="P29" style:family="paragraph" style:parent-style-name="CellBody">
      <style:text-properties officeooo:rsid="0024ffc7" officeooo:paragraph-rsid="0024ffc7"/>
    </style:style>
    <style:style style:name="P30" style:family="paragraph" style:parent-style-name="Standard">
      <style:paragraph-properties fo:margin-top="0.282cm" fo:margin-bottom="0cm" loext:contextual-spacing="false"/>
    </style:style>
    <style:style style:name="P31"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32" style:family="paragraph" style:parent-style-name="Abstract">
      <style:text-properties fo:font-size="16pt" fo:font-weight="bold" style:font-size-asian="16pt" style:font-weight-asian="bold"/>
    </style:style>
    <style:style style:name="P33" style:family="paragraph" style:parent-style-name="CellBody">
      <style:paragraph-properties style:snap-to-layout-grid="false"/>
      <style:text-properties fo:color="#000000" fo:font-style="italic" officeooo:rsid="0018f655" officeooo:paragraph-rsid="003e12ca" style:font-style-asian="italic"/>
    </style:style>
    <style:style style:name="P34" style:family="paragraph" style:parent-style-name="CellBody">
      <style:text-properties officeooo:rsid="0024ffc7" officeooo:paragraph-rsid="0024ffc7"/>
    </style:style>
    <style:style style:name="P35" style:family="paragraph" style:parent-style-name="CellBody">
      <style:paragraph-properties style:snap-to-layout-grid="false"/>
    </style:style>
    <style:style style:name="P36" style:family="paragraph" style:parent-style-name="Body">
      <style:text-properties officeooo:rsid="0018f655" officeooo:paragraph-rsid="004a835e"/>
    </style:style>
    <style:style style:name="P37" style:family="paragraph" style:parent-style-name="Body">
      <style:text-properties officeooo:rsid="0018f655" officeooo:paragraph-rsid="003fef77"/>
    </style:style>
    <style:style style:name="P38" style:family="paragraph" style:parent-style-name="Body">
      <style:text-properties fo:font-style="normal" officeooo:rsid="001a3e04" officeooo:paragraph-rsid="00218023" style:font-style-asian="normal" style:font-style-complex="normal"/>
    </style:style>
    <style:style style:name="P39" style:family="paragraph" style:parent-style-name="Body">
      <style:text-properties fo:font-style="normal" officeooo:rsid="004893bd" officeooo:paragraph-rsid="004893bd" style:font-style-asian="normal" style:font-style-complex="normal"/>
    </style:style>
    <style:style style:name="P40" style:family="paragraph" style:parent-style-name="Body">
      <style:text-properties fo:font-style="normal" officeooo:rsid="004a973d" officeooo:paragraph-rsid="004a973d" style:font-style-asian="normal" style:font-style-complex="normal"/>
    </style:style>
    <style:style style:name="P41" style:family="paragraph" style:parent-style-name="Body">
      <style:text-properties fo:font-style="normal" officeooo:rsid="004c2b47" officeooo:paragraph-rsid="004c2b47" style:font-style-asian="normal" style:font-style-complex="normal"/>
    </style:style>
    <style:style style:name="P42" style:family="paragraph" style:parent-style-name="Body">
      <style:text-properties fo:font-style="normal" officeooo:rsid="0050667c" officeooo:paragraph-rsid="005284b8" style:font-style-asian="normal" style:font-style-complex="normal"/>
    </style:style>
    <style:style style:name="P43" style:family="paragraph" style:parent-style-name="Body">
      <style:text-properties officeooo:rsid="004e4125" officeooo:paragraph-rsid="004e4125"/>
    </style:style>
    <style:style style:name="P44" style:family="paragraph" style:parent-style-name="Body">
      <style:text-properties officeooo:rsid="005284b8" officeooo:paragraph-rsid="005379ab"/>
    </style:style>
    <style:style style:name="P45" style:family="paragraph" style:parent-style-name="Body">
      <style:text-properties officeooo:rsid="005379ab" officeooo:paragraph-rsid="00540f90"/>
    </style:style>
    <style:style style:name="P46" style:family="paragraph" style:parent-style-name="Body">
      <style:text-properties officeooo:rsid="005da2f6" officeooo:paragraph-rsid="005da2f6"/>
    </style:style>
    <style:style style:name="P47" style:family="paragraph" style:parent-style-name="Body">
      <style:text-properties officeooo:rsid="005effc1" officeooo:paragraph-rsid="005effc1"/>
    </style:style>
    <style:style style:name="P48" style:family="paragraph" style:parent-style-name="Body">
      <style:text-properties officeooo:rsid="0058c04f" officeooo:paragraph-rsid="0058c04f"/>
    </style:style>
    <style:style style:name="P49" style:family="paragraph" style:parent-style-name="Body">
      <style:text-properties fo:language="en" fo:country="GB"/>
    </style:style>
    <style:style style:name="P50" style:family="paragraph" style:parent-style-name="Body">
      <style:text-properties officeooo:rsid="004423b9" officeooo:paragraph-rsid="004423b9"/>
    </style:style>
    <style:style style:name="P51" style:family="paragraph" style:parent-style-name="Body">
      <style:text-properties officeooo:rsid="004893bd" officeooo:paragraph-rsid="004893bd"/>
    </style:style>
    <style:style style:name="P52" style:family="paragraph" style:parent-style-name="Body">
      <style:text-properties officeooo:rsid="004e29fc" officeooo:paragraph-rsid="004e29fc"/>
    </style:style>
    <style:style style:name="P53" style:family="paragraph" style:parent-style-name="Body">
      <style:text-properties officeooo:rsid="004e29fc" officeooo:paragraph-rsid="0066a126"/>
    </style:style>
    <style:style style:name="P54" style:family="paragraph" style:parent-style-name="Body">
      <style:text-properties officeooo:rsid="004f5375" officeooo:paragraph-rsid="004f5375"/>
    </style:style>
    <style:style style:name="P55" style:family="paragraph" style:parent-style-name="Body">
      <style:text-properties officeooo:rsid="005effc1" officeooo:paragraph-rsid="005effc1" fo:background-color="transparent"/>
    </style:style>
    <style:style style:name="P56" style:family="paragraph" style:parent-style-name="CellBody">
      <style:paragraph-properties fo:keep-with-next="always" style:snap-to-layout-grid="false"/>
      <style:text-properties officeooo:rsid="0024ffc7" officeooo:paragraph-rsid="0024ffc7"/>
    </style:style>
    <style:style style:name="P57" style:family="paragraph" style:parent-style-name="CellBody">
      <style:paragraph-properties fo:keep-with-next="always" style:snap-to-layout-grid="false"/>
    </style:style>
    <style:style style:name="P58" style:family="paragraph" style:parent-style-name="CellHeading">
      <style:paragraph-properties fo:text-align="center" style:justify-single-word="false" fo:keep-with-next="always" style:snap-to-layout-grid="false"/>
      <style:text-properties fo:language="fr" fo:country="FR"/>
    </style:style>
    <style:style style:name="P59" style:family="paragraph" style:parent-style-name="Standard">
      <style:text-properties fo:color="#ff0000" fo:font-style="italic" fo:font-weight="bold" style:font-style-asian="italic" style:font-weight-asian="bold"/>
    </style:style>
    <style:style style:name="P6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3" style:family="paragraph" style:parent-style-name="Contents_20_1" style:master-page-name="">
      <loext:graphic-properties draw:fill="none"/>
      <style:paragraph-properties fo:margin-left="1.199cm" fo:margin-right="0cm" fo:margin-top="0.423cm" fo:margin-bottom="0cm" loext:contextual-spacing="false" fo:text-align="justify" style:justify-single-word="false" fo:orphans="2" fo:widows="2" fo:text-indent="0cm" style:auto-text-indent="false" style:page-number="auto" fo:background-color="transparent" style:writing-mode="lr-tb">
        <style:tab-stops>
          <style:tab-stop style:position="15.24cm" style:leader-style="dotted" style:leader-text="."/>
          <style:tab-stop style:position="16.51cm" style:type="right" style:leader-style="dotted" style:leader-text="."/>
        </style:tab-stops>
      </style:paragraph-properties>
    </style:style>
    <style:style style:name="P64" style:family="paragraph" style:parent-style-name="Standard" style:list-style-name="WW8Num3"/>
    <style:style style:name="P65" style:family="paragraph" style:parent-style-name="Heading_20_2">
      <style:text-properties fo:font-style="normal" style:font-style-asian="normal" style:font-style-complex="normal"/>
    </style:style>
    <style:style style:name="P66" style:family="paragraph" style:parent-style-name="Heading_20_2">
      <style:text-properties officeooo:rsid="005da2f6" officeooo:paragraph-rsid="005da2f6" fo:background-color="transparent"/>
    </style:style>
    <style:style style:name="P67" style:family="paragraph" style:parent-style-name="Heading_20_2">
      <style:text-properties officeooo:rsid="005effc1" officeooo:paragraph-rsid="00301682" fo:background-color="transparent"/>
    </style:style>
    <style:style style:name="P68" style:family="paragraph" style:parent-style-name="Heading_20_2">
      <style:text-properties officeooo:rsid="0026cd4b"/>
    </style:style>
    <style:style style:name="P69" style:family="paragraph" style:parent-style-name="Heading_20_2">
      <style:text-properties fo:language="fr" fo:country="FR"/>
    </style:style>
    <style:style style:name="P70" style:family="paragraph" style:parent-style-name="Heading_20_2">
      <style:text-properties officeooo:paragraph-rsid="00678689"/>
    </style:style>
    <style:style style:name="P71" style:family="paragraph" style:parent-style-name="Heading_20_1">
      <style:paragraph-properties fo:break-before="page"/>
      <style:text-properties fo:language="fr" fo:country="FR"/>
    </style:style>
    <style:style style:name="P72" style:family="paragraph" style:parent-style-name="Heading_20_3">
      <style:text-properties officeooo:rsid="004e29fc" officeooo:paragraph-rsid="004e29fc"/>
    </style:style>
    <style:style style:name="P73" style:family="paragraph" style:parent-style-name="Heading_20_3">
      <style:text-properties officeooo:rsid="004e29fc" officeooo:paragraph-rsid="0066a126"/>
    </style:style>
    <style:style style:name="P74" style:family="paragraph" style:parent-style-name="Heading_20_3">
      <style:text-properties officeooo:rsid="005a8355" officeooo:paragraph-rsid="005a8355"/>
    </style:style>
    <style:style style:name="P75" style:family="paragraph" style:parent-style-name="Heading_20_3">
      <style:text-properties officeooo:rsid="0028ae53" officeooo:paragraph-rsid="005a8355"/>
    </style:style>
    <style:style style:name="P76" style:family="paragraph" style:parent-style-name="Heading_20_3">
      <style:text-properties officeooo:rsid="004f5375" officeooo:paragraph-rsid="004f5375"/>
    </style:style>
    <style:style style:name="P77" style:family="paragraph" style:parent-style-name="Heading_20_3">
      <style:text-properties officeooo:paragraph-rsid="005a8355"/>
    </style:style>
    <style:style style:name="P78" style:family="paragraph" style:parent-style-name="Heading_20_3">
      <style:text-properties officeooo:rsid="005effc1" officeooo:paragraph-rsid="005effc1"/>
    </style:style>
    <style:style style:name="P79" style:family="paragraph" style:parent-style-name="Body">
      <style:text-properties officeooo:rsid="001c3428" officeooo:paragraph-rsid="00556c0e"/>
    </style:style>
    <style:style style:name="P80" style:family="paragraph" style:parent-style-name="Body">
      <style:text-properties fo:font-style="normal" style:font-style-asian="normal" style:font-style-complex="normal"/>
    </style:style>
    <style:style style:name="P81" style:family="paragraph" style:parent-style-name="Body" style:list-style-name="L4">
      <style:text-properties fo:font-style="normal" officeooo:rsid="004a973d" officeooo:paragraph-rsid="004a973d" style:font-style-asian="normal" style:font-style-complex="normal"/>
    </style:style>
    <style:style style:name="P82" style:family="paragraph" style:parent-style-name="Body">
      <style:text-properties fo:font-style="normal" officeooo:rsid="001a3e04" officeooo:paragraph-rsid="00218023" style:font-style-asian="normal" style:font-style-complex="normal"/>
    </style:style>
    <style:style style:name="P83" style:family="paragraph" style:parent-style-name="Body" style:list-style-name="L1"/>
    <style:style style:name="P84" style:family="paragraph" style:parent-style-name="Body" style:list-style-name="L1">
      <style:text-properties officeooo:rsid="0024ffc7" officeooo:paragraph-rsid="0058c04f"/>
    </style:style>
    <style:style style:name="P85" style:family="paragraph" style:parent-style-name="Body">
      <style:text-properties officeooo:rsid="0024ffc7" officeooo:paragraph-rsid="0058c04f"/>
    </style:style>
    <style:style style:name="P86" style:family="paragraph" style:parent-style-name="Body">
      <style:text-properties officeooo:rsid="0024ffc7" officeooo:paragraph-rsid="005a8355"/>
    </style:style>
    <style:style style:name="P87" style:family="paragraph" style:parent-style-name="Body" style:list-style-name="L1">
      <style:text-properties officeooo:rsid="0058c04f" officeooo:paragraph-rsid="0058c04f"/>
    </style:style>
    <style:style style:name="P88" style:family="paragraph" style:parent-style-name="Body" style:list-style-name="L2">
      <style:text-properties officeooo:rsid="005effc1" officeooo:paragraph-rsid="005effc1"/>
    </style:style>
    <style:style style:name="P89" style:family="paragraph" style:parent-style-name="Body">
      <style:text-properties officeooo:rsid="005effc1" officeooo:paragraph-rsid="005effc1"/>
    </style:style>
    <style:style style:name="P90" style:family="paragraph" style:parent-style-name="Body" style:list-style-name="L3">
      <style:text-properties officeooo:paragraph-rsid="004893bd"/>
    </style:style>
    <style:style style:name="P91" style:family="paragraph" style:parent-style-name="Body" style:list-style-name="L3">
      <style:text-properties officeooo:rsid="004893bd" officeooo:paragraph-rsid="004893bd"/>
    </style:style>
    <style:style style:name="P92" style:family="paragraph" style:parent-style-name="Body" style:list-style-name="L5">
      <style:text-properties officeooo:rsid="005a8355" officeooo:paragraph-rsid="005a8355"/>
    </style:style>
    <style:style style:name="P93" style:family="paragraph" style:parent-style-name="Body" style:list-style-name="L1">
      <style:text-properties officeooo:rsid="005a8355" officeooo:paragraph-rsid="005a8355"/>
    </style:style>
    <style:style style:name="P94" style:family="paragraph" style:parent-style-name="Body" style:list-style-name="L6">
      <style:text-properties officeooo:rsid="005a8355" officeooo:paragraph-rsid="005dee14"/>
    </style:style>
    <style:style style:name="P95" style:family="paragraph" style:parent-style-name="Body" style:list-style-name="L5">
      <style:text-properties officeooo:rsid="005be120" officeooo:paragraph-rsid="005be120"/>
    </style:style>
    <style:style style:name="P96" style:family="paragraph" style:parent-style-name="Body" style:list-style-name="L1">
      <style:text-properties officeooo:rsid="005be120" officeooo:paragraph-rsid="005be120"/>
    </style:style>
    <style:style style:name="P97" style:family="paragraph" style:parent-style-name="Body" style:list-style-name="L6">
      <style:text-properties officeooo:rsid="005be120" officeooo:paragraph-rsid="005be120"/>
    </style:style>
    <style:style style:name="P98" style:family="paragraph" style:parent-style-name="Body" style:list-style-name="L1">
      <style:text-properties officeooo:rsid="0066a126" officeooo:paragraph-rsid="0066a126"/>
    </style:style>
    <style:style style:name="P99" style:family="paragraph" style:parent-style-name="Body" style:list-style-name="L6">
      <style:text-properties officeooo:rsid="005dee14" officeooo:paragraph-rsid="005dee14"/>
    </style:style>
    <style:style style:name="P100" style:family="paragraph" style:parent-style-name="Body" style:list-style-name="L6">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101" style:family="paragraph" style:parent-style-name="Body" style:list-style-name="L6">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102" style:family="paragraph" style:parent-style-name="Body">
      <style:text-properties officeooo:rsid="0018f655" officeooo:paragraph-rsid="004a835e"/>
    </style:style>
    <style:style style:name="P103" style:family="paragraph" style:parent-style-name="Body">
      <style:text-properties officeooo:rsid="00463c18" officeooo:paragraph-rsid="00463c18"/>
    </style:style>
    <style:style style:name="P104" style:family="paragraph" style:parent-style-name="Body">
      <style:text-properties officeooo:rsid="005379ab" officeooo:paragraph-rsid="00556c0e"/>
    </style:style>
    <style:style style:name="P105" style:family="paragraph" style:parent-style-name="Body">
      <style:text-properties officeooo:rsid="005da2f6" officeooo:paragraph-rsid="005da2f6"/>
    </style:style>
    <style:style style:name="P106" style:family="paragraph" style:parent-style-name="Body">
      <style:text-properties officeooo:paragraph-rsid="005a8355"/>
    </style:style>
    <style:style style:name="P107" style:family="paragraph" style:parent-style-name="Body">
      <style:text-properties officeooo:rsid="004e4125" officeooo:paragraph-rsid="004e4125"/>
    </style:style>
    <style:style style:name="P108" style:family="paragraph" style:parent-style-name="Body">
      <style:text-properties officeooo:rsid="005284b8" officeooo:paragraph-rsid="005379ab"/>
    </style:style>
    <style:style style:name="P109" style:family="paragraph" style:parent-style-name="Body">
      <style:text-properties officeooo:rsid="0068d2a0" officeooo:paragraph-rsid="006db18e"/>
    </style:style>
    <style:style style:name="P110" style:family="paragraph" style:parent-style-name="Document_20_Title" style:master-page-name="First_20_Page">
      <style:paragraph-properties style:page-number="auto"/>
      <style:text-properties fo:font-size="10pt" fo:font-style="italic" style:font-size-asian="10pt" style:font-style-asian="italic"/>
    </style:style>
    <style:style style:name="P111" style:family="paragraph" style:parent-style-name="CellBody">
      <style:paragraph-properties style:snap-to-layout-grid="false"/>
      <style:text-properties fo:color="#000000" fo:font-style="italic" officeooo:rsid="0018f655" officeooo:paragraph-rsid="003e12ca" style:font-style-asian="italic"/>
    </style:style>
    <style:style style:name="P112" style:family="paragraph" style:parent-style-name="CellBody">
      <style:paragraph-properties style:snap-to-layout-grid="false"/>
      <style:text-properties fo:color="#000000" fo:font-style="italic" style:font-style-asian="italic"/>
    </style:style>
    <style:style style:name="P113" style:family="paragraph" style:parent-style-name="CellBody">
      <style:text-properties officeooo:rsid="0024ffc7" officeooo:paragraph-rsid="0024ffc7"/>
    </style:style>
    <style:style style:name="P114" style:family="paragraph" style:parent-style-name="CellBody">
      <style:paragraph-properties fo:keep-with-next="always" style:snap-to-layout-grid="false"/>
      <style:text-properties officeooo:rsid="0024ffc7" officeooo:paragraph-rsid="0024ffc7"/>
    </style:style>
    <style:style style:name="P115" style:family="paragraph" style:parent-style-name="CellBody">
      <style:paragraph-properties fo:keep-with-next="always" style:snap-to-layout-grid="false"/>
    </style:style>
    <style:style style:name="P116"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117" style:family="paragraph" style:parent-style-name="Definition_20_Term" style:list-style-name="WW8Num3"/>
    <style:style style:name="T1" style:family="text">
      <style:text-properties style:text-line-through-style="solid" style:text-line-through-type="single"/>
    </style:style>
    <style:style style:name="T2" style:family="text">
      <style:text-properties officeooo:rsid="0018f655"/>
    </style:style>
    <style:style style:name="T3" style:family="text">
      <style:text-properties officeooo:rsid="001a3e04"/>
    </style:style>
    <style:style style:name="T4" style:family="text">
      <style:text-properties fo:font-style="italic" officeooo:rsid="001a3e04" style:font-style-asian="italic" style:font-style-complex="italic"/>
    </style:style>
    <style:style style:name="T5" style:family="text">
      <style:text-properties fo:font-style="normal" officeooo:rsid="001a3e04" style:font-style-asian="normal" style:font-style-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style style:name="T9" style:family="text">
      <style:text-properties fo:font-style="normal" officeooo:rsid="0021b48b" style:font-style-asian="normal" style:font-style-complex="normal"/>
    </style:style>
    <style:style style:name="T10" style:family="text">
      <style:text-properties fo:font-style="normal" officeooo:rsid="00232be5" style:font-style-asian="normal" style:font-style-complex="normal"/>
    </style:style>
    <style:style style:name="T11" style:family="text">
      <style:text-properties fo:font-style="normal" officeooo:rsid="00218023" style:font-style-asian="normal" style:font-style-complex="normal"/>
    </style:style>
    <style:style style:name="T12" style:family="text">
      <style:text-properties fo:font-style="normal" officeooo:rsid="0028ae53" style:font-style-asian="normal" style:font-style-complex="normal"/>
    </style:style>
    <style:style style:name="T13" style:family="text">
      <style:text-properties officeooo:rsid="0021b48b"/>
    </style:style>
    <style:style style:name="T14" style:family="text">
      <style:text-properties officeooo:rsid="001de92e"/>
    </style:style>
    <style:style style:name="T15" style:family="text">
      <style:text-properties fo:font-style="normal" officeooo:rsid="001c3428" style:font-style-asian="normal" style:font-style-complex="normal"/>
    </style:style>
    <style:style style:name="T16" style:family="text">
      <style:text-properties fo:font-style="normal" officeooo:rsid="001d0dd6" style:font-style-asian="normal" style:font-style-complex="normal"/>
    </style:style>
    <style:style style:name="T17" style:family="text">
      <style:text-properties fo:color="#000000" style:font-name="Arial" fo:font-size="10pt" fo:language="en" fo:country="US" fo:font-style="normal" officeooo:rsid="001d0dd6" style:font-name-asian="Times New Roman" style:font-size-asian="10pt" style:font-style-asian="normal" style:font-name-complex="Times New Roman" style:font-size-complex="10pt" style:language-complex="ar" style:country-complex="SA" style:font-style-complex="normal"/>
    </style:style>
    <style:style style:name="T18" style:family="text">
      <style:text-properties fo:font-style="normal" officeooo:rsid="002bcb9a" style:font-style-asian="normal" style:font-style-complex="normal"/>
    </style:style>
    <style:style style:name="T19" style:family="text">
      <style:text-properties fo:font-style="normal" officeooo:rsid="00540f90" style:font-style-asian="normal" style:font-style-complex="normal"/>
    </style:style>
    <style:style style:name="T20" style:family="text">
      <style:text-properties officeooo:rsid="001c3428"/>
    </style:style>
    <style:style style:name="T21" style:family="text">
      <style:text-properties fo:color="#000000" style:text-underline-style="solid" style:text-underline-width="auto" style:text-underline-color="font-color"/>
    </style:style>
    <style:style style:name="T22" style:family="text">
      <style:text-properties officeooo:rsid="001ec5fc"/>
    </style:style>
    <style:style style:name="T23" style:family="text">
      <style:text-properties officeooo:rsid="0026cd4b"/>
    </style:style>
    <style:style style:name="T24" style:family="text">
      <style:text-properties officeooo:rsid="0028ae53"/>
    </style:style>
    <style:style style:name="T25" style:family="text">
      <style:text-properties officeooo:rsid="0058c04f"/>
    </style:style>
    <style:style style:name="T26" style:family="text">
      <style:text-properties officeooo:rsid="0045b0c6"/>
    </style:style>
    <style:style style:name="T27" style:family="text">
      <style:text-properties officeooo:rsid="003531c4"/>
    </style:style>
    <style:style style:name="T28" style:family="text">
      <style:text-properties style:text-line-through-style="solid" style:text-line-through-type="single"/>
    </style:style>
    <style:style style:name="T29" style:family="text">
      <style:text-properties officeooo:rsid="0018f655"/>
    </style:style>
    <style:style style:name="T30" style:family="text">
      <style:text-properties officeooo:rsid="001a3e04"/>
    </style:style>
    <style:style style:name="T31" style:family="text">
      <style:text-properties fo:font-style="normal" style:font-style-asian="normal" style:font-style-complex="normal"/>
    </style:style>
    <style:style style:name="T32" style:family="text">
      <style:text-properties fo:font-style="normal" officeooo:rsid="0021b48b" style:font-style-asian="normal" style:font-style-complex="normal"/>
    </style:style>
    <style:style style:name="T33" style:family="text">
      <style:text-properties fo:font-style="normal" officeooo:rsid="00232be5" style:font-style-asian="normal" style:font-style-complex="normal"/>
    </style:style>
    <style:style style:name="T34" style:family="text">
      <style:text-properties fo:font-style="normal" officeooo:rsid="00218023" style:font-style-asian="normal" style:font-style-complex="normal"/>
    </style:style>
    <style:style style:name="T35" style:family="text">
      <style:text-properties fo:font-style="normal" officeooo:rsid="0028ae53" style:font-style-asian="normal" style:font-style-complex="normal"/>
    </style:style>
    <style:style style:name="T36" style:family="text">
      <style:text-properties fo:font-style="normal" officeooo:rsid="001a3e04" style:font-style-asian="normal" style:font-style-complex="normal"/>
    </style:style>
    <style:style style:name="T37" style:family="text">
      <style:text-properties fo:font-style="normal" officeooo:rsid="001c3428" style:font-style-asian="normal" style:font-style-complex="normal"/>
    </style:style>
    <style:style style:name="T38" style:family="text">
      <style:text-properties fo:font-style="normal" officeooo:rsid="001d0dd6" style:font-style-asian="normal" style:font-style-complex="normal"/>
    </style:style>
    <style:style style:name="T39" style:family="text">
      <style:text-properties fo:font-style="normal" officeooo:rsid="002bcb9a" style:font-style-asian="normal" style:font-style-complex="normal"/>
    </style:style>
    <style:style style:name="T40" style:family="text">
      <style:text-properties fo:font-style="normal" officeooo:rsid="00540f90" style:font-style-asian="normal" style:font-style-complex="normal"/>
    </style:style>
    <style:style style:name="T41" style:family="text">
      <style:text-properties fo:font-style="normal" officeooo:rsid="004703d7" style:font-style-asian="normal" style:font-style-complex="normal"/>
    </style:style>
    <style:style style:name="T42" style:family="text">
      <style:text-properties fo:font-style="normal" officeooo:rsid="004893bd" style:font-style-asian="normal" style:font-style-complex="normal"/>
    </style:style>
    <style:style style:name="T43" style:family="text">
      <style:text-properties fo:font-style="normal" officeooo:rsid="005379ab" style:font-style-asian="normal" style:font-style-complex="normal"/>
    </style:style>
    <style:style style:name="T44" style:family="text">
      <style:text-properties fo:font-style="normal" officeooo:rsid="00542e55" style:font-style-asian="normal" style:font-style-complex="normal"/>
    </style:style>
    <style:style style:name="T45" style:family="text">
      <style:text-properties fo:font-style="normal" officeooo:rsid="0057a0cb" style:font-style-asian="normal" style:font-style-complex="normal"/>
    </style:style>
    <style:style style:name="T46" style:family="text">
      <style:text-properties fo:font-style="normal" officeooo:rsid="0058c04f" style:font-style-asian="normal" style:font-style-complex="normal"/>
    </style:style>
    <style:style style:name="T47" style:family="text">
      <style:text-properties fo:font-style="normal" officeooo:rsid="0062f12d" style:font-style-asian="normal" style:font-style-complex="normal"/>
    </style:style>
    <style:style style:name="T48" style:family="text">
      <style:text-properties fo:font-style="italic" style:font-style-asian="italic" style:font-style-complex="italic"/>
    </style:style>
    <style:style style:name="T49" style:family="text">
      <style:text-properties fo:font-style="italic" officeooo:rsid="001a3e04" style:font-style-asian="italic" style:font-style-complex="italic"/>
    </style:style>
    <style:style style:name="T50" style:family="text">
      <style:text-properties officeooo:rsid="0021b48b"/>
    </style:style>
    <style:style style:name="T51" style:family="text">
      <style:text-properties officeooo:rsid="001de92e"/>
    </style:style>
    <style:style style:name="T52"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53" style:family="text">
      <style:text-properties fo:color="#000000" style:font-name="Arial" fo:font-size="10pt" fo:language="en" fo:country="US" fo:font-style="normal" officeooo:rsid="001d0dd6" style:font-name-asian="Times New Roman" style:font-size-asian="10pt" style:font-style-asian="normal" style:font-name-complex="Times New Roman" style:font-size-complex="10pt" style:language-complex="ar" style:country-complex="SA" style:font-style-complex="normal"/>
    </style:style>
    <style:style style:name="T5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066a126" style:font-name-asian="Times New Roman" style:font-size-asian="10pt" style:font-name-complex="Times New Roman" style:font-size-complex="10pt" style:language-complex="ar" style:country-complex="SA"/>
    </style:style>
    <style:style style:name="T57" style:family="text">
      <style:text-properties fo:color="#000000" style:text-underline-style="solid" style:text-underline-width="auto" style:text-underline-color="font-color"/>
    </style:style>
    <style:style style:name="T58" style:family="text">
      <style:text-properties officeooo:rsid="001c3428"/>
    </style:style>
    <style:style style:name="T59" style:family="text">
      <style:text-properties officeooo:rsid="001ec5fc"/>
    </style:style>
    <style:style style:name="T60" style:family="text">
      <style:text-properties officeooo:rsid="0026cd4b"/>
    </style:style>
    <style:style style:name="T61" style:family="text">
      <style:text-properties officeooo:rsid="0028ae53"/>
    </style:style>
    <style:style style:name="T62" style:family="text">
      <style:text-properties officeooo:rsid="0058c04f"/>
    </style:style>
    <style:style style:name="T63" style:family="text">
      <style:text-properties officeooo:rsid="0045b0c6"/>
    </style:style>
    <style:style style:name="T64" style:family="text">
      <style:text-properties officeooo:rsid="003531c4"/>
    </style:style>
    <style:style style:name="T65" style:family="text">
      <style:text-properties fo:font-size="14pt" fo:font-weight="normal" style:font-size-asian="14pt" style:font-weight-asian="normal"/>
    </style:style>
    <style:style style:name="T66" style:family="text">
      <style:text-properties style:font-name="Courier New"/>
    </style:style>
    <style:style style:name="T67" style:family="text">
      <style:text-properties officeooo:rsid="003dfee6"/>
    </style:style>
    <style:style style:name="T68" style:family="text">
      <style:text-properties officeooo:rsid="003fef77"/>
    </style:style>
    <style:style style:name="T69" style:family="text">
      <style:text-properties officeooo:rsid="0041ba02"/>
    </style:style>
    <style:style style:name="T70" style:family="text">
      <style:text-properties officeooo:rsid="004a835e"/>
    </style:style>
    <style:style style:name="T71" style:family="text">
      <style:text-properties officeooo:rsid="004b76ce"/>
    </style:style>
    <style:style style:name="T72" style:family="text">
      <style:text-properties officeooo:rsid="004e4125"/>
    </style:style>
    <style:style style:name="T73" style:family="text">
      <style:text-properties officeooo:rsid="0050dc32"/>
    </style:style>
    <style:style style:name="T74" style:family="text">
      <style:text-properties officeooo:rsid="005284b8"/>
    </style:style>
    <style:style style:name="T75" style:family="text">
      <style:text-properties officeooo:rsid="005a8355"/>
    </style:style>
    <style:style style:name="T76" style:family="text">
      <style:text-properties officeooo:rsid="005aefed"/>
    </style:style>
    <style:style style:name="T77" style:family="text">
      <style:text-properties officeooo:rsid="005be120"/>
    </style:style>
    <style:style style:name="T78" style:family="text">
      <style:text-properties officeooo:rsid="005dee14"/>
    </style:style>
    <style:style style:name="T79" style:family="text">
      <style:text-properties officeooo:rsid="00601d0b"/>
    </style:style>
    <style:style style:name="T80" style:family="text">
      <style:text-properties officeooo:rsid="006108cb"/>
    </style:style>
    <style:style style:name="T81" style:family="text">
      <style:text-properties officeooo:rsid="0062f12d"/>
    </style:style>
    <style:style style:name="T82" style:family="text">
      <style:text-properties officeooo:rsid="0066a126"/>
    </style:style>
    <style:style style:name="T83" style:family="text">
      <style:text-properties officeooo:rsid="00678689"/>
    </style:style>
    <style:style style:name="T84" style:family="text">
      <style:text-properties officeooo:rsid="006bf440"/>
    </style:style>
    <style:style style:name="T85" style:family="text">
      <style:text-properties officeooo:rsid="006db18e"/>
    </style:style>
    <style:style style:name="T86" style:family="text">
      <style:text-properties officeooo:rsid="006e6f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012052441696" text:id="ct94012052441696">
          <text:deletion>
            <office:change-info>
              <dc:creator>Unbekannter Autor</dc:creator>
              <dc:date>2018-12-28T12:40:34</dc:date>
            </office:change-info>
            <text:p text:style-name="P1">Declarative </text:p>
          </text:deletion>
        </text:changed-region>
        <text:changed-region xml:id="ct94012052448832" text:id="ct94012052448832">
          <text:deletion>
            <office:change-info>
              <dc:creator>Unknown Author</dc:creator>
              <dc:date>2018-08-25T17:50:13</dc:date>
            </office:change-info>
            <text:p text:style-name="P1">OSGi Configuration Admin is a slightly pedantic but highly effective flexible standardized model to configure applications. This RFP seeks a solution to carry configuration information in a bundle.</text:p>
          </text:deletion>
        </text:changed-region>
        <text:changed-region xml:id="ct94012052421456" text:id="ct94012052421456">
          <text:insertion>
            <office:change-info>
              <dc:creator>Unbekannter Autor</dc:creator>
              <dc:date>2018-12-28T12:40:29</dc:date>
            </office:change-info>
          </text:insertion>
        </text:changed-region>
        <text:changed-region xml:id="ct94012053202512" text:id="ct94012053202512">
          <text:insertion>
            <office:change-info>
              <dc:creator>Unbekannter Autor</dc:creator>
              <dc:date>2018-12-28T12:40:29</dc:date>
            </office:change-info>
          </text:insertion>
        </text:changed-region>
        <text:changed-region xml:id="ct94012053225936" text:id="ct94012053225936">
          <text:insertion>
            <office:change-info>
              <dc:creator>Unbekannter Autor</dc:creator>
              <dc:date>2018-12-28T12:40:29</dc:date>
            </office:change-info>
          </text:insertion>
        </text:changed-region>
        <text:changed-region xml:id="ct94012053507536" text:id="ct94012053507536">
          <text:insertion>
            <office:change-info>
              <dc:creator>Unbekannter Autor</dc:creator>
              <dc:date>2018-12-28T12:40:29</dc:date>
            </office:change-info>
          </text:insertion>
        </text:changed-region>
        <text:changed-region xml:id="ct94012053507840" text:id="ct94012053507840">
          <text:deletion>
            <office:change-info>
              <dc:creator>Unbekannter Autor</dc:creator>
              <dc:date>2018-12-28T12:40:43</dc:date>
            </office:change-info>
            <text:p text:style-name="P1">, in order to support more complex scenarios, that can’t be handled by the current mechanism.method to give activation conditions for a Service or Component. The <text:span text:style-name="T1">Ready Service</text:span> attempts to extend thisServices provide a nice and powerful </text:p>
          </text:deletion>
        </text:changed-region>
        <text:changed-region xml:id="ct94012054200048" text:id="ct94012054200048">
          <text:deletion>
            <office:change-info>
              <dc:creator>Unknown Author</dc:creator>
              <dc:date>2018-08-25T17:55:06</dc:date>
            </office:change-info>
            <text:p text:style-name="P2">11/28/14</text:p>
          </text:deletion>
        </text:changed-region>
        <text:changed-region xml:id="ct94012054200352" text:id="ct94012054200352">
          <text:insertion>
            <office:change-info>
              <dc:creator>Unknown Author</dc:creator>
              <dc:date>2018-08-25T17:55:06</dc:date>
            </office:change-info>
          </text:insertion>
        </text:changed-region>
        <text:changed-region xml:id="ct94012054200576" text:id="ct94012054200576">
          <text:deletion>
            <office:change-info>
              <dc:creator>Unbekannter Autor</dc:creator>
              <dc:date>2018-12-28T12:41:08</dc:date>
            </office:change-info>
            <text:p text:style-name="P2">5</text:p>
          </text:deletion>
        </text:changed-region>
        <text:changed-region xml:id="ct94012054201904" text:id="ct94012054201904">
          <text:insertion>
            <office:change-info>
              <dc:creator>Unbekannter Autor</dc:creator>
              <dc:date>2018-12-28T12:41:08</dc:date>
            </office:change-info>
          </text:insertion>
        </text:changed-region>
        <text:changed-region xml:id="ct94012054202208" text:id="ct94012054202208">
          <text:insertion>
            <office:change-info>
              <dc:creator>Unknown Author</dc:creator>
              <dc:date>2018-08-25T17:55:06</dc:date>
            </office:change-info>
          </text:insertion>
        </text:changed-region>
        <text:changed-region xml:id="ct94012054202512" text:id="ct94012054202512">
          <text:deletion>
            <office:change-info>
              <dc:creator>Unbekannter Autor</dc:creator>
              <dc:date>2018-12-28T12:41:10</dc:date>
            </office:change-info>
            <text:p text:style-name="P2">08</text:p>
          </text:deletion>
        </text:changed-region>
        <text:changed-region xml:id="ct94012054203856" text:id="ct94012054203856">
          <text:insertion>
            <office:change-info>
              <dc:creator>Unbekannter Autor</dc:creator>
              <dc:date>2018-12-28T12:41:10</dc:date>
            </office:change-info>
          </text:insertion>
        </text:changed-region>
        <text:changed-region xml:id="ct94012054205504" text:id="ct94012054205504">
          <text:insertion>
            <office:change-info>
              <dc:creator>Unbekannter Autor</dc:creator>
              <dc:date>2018-12-28T12:50:39</dc:date>
            </office:change-info>
          </text:insertion>
        </text:changed-region>
        <text:changed-region xml:id="ct94012054205952" text:id="ct94012054205952">
          <text:insertion>
            <office:change-info>
              <dc:creator>Unknown Author</dc:creator>
              <dc:date>2018-08-25T17:55:06</dc:date>
            </office:change-info>
          </text:insertion>
        </text:changed-region>
        <text:changed-region xml:id="ct94012054206512" text:id="ct94012054206512">
          <text:insertion>
            <office:change-info>
              <dc:creator>Unbekannter Autor</dc:creator>
              <dc:date>2018-12-29T08:36:08</dc:date>
            </office:change-info>
          </text:insertion>
        </text:changed-region>
        <text:changed-region xml:id="ct94012054207184" text:id="ct94012054207184">
          <text:deletion>
            <office:change-info>
              <dc:creator>Unbekannter Autor</dc:creator>
              <dc:date>2018-12-29T08:36:08</dc:date>
            </office:change-info>
            <text:p text:style-name="P3"/>
            <text:p text:style-name="P3"/>
          </text:deletion>
        </text:changed-region>
        <text:changed-region xml:id="ct94012054206960" text:id="ct94012054206960">
          <text:deletion>
            <office:change-info>
              <dc:creator>Unbekannter Autor</dc:creator>
              <dc:date>2018-12-28T12:40:57</dc:date>
            </office:change-info>
            <text:p text:style-name="P3"><text:span text:style-name="T2">Jürgen Albert</text:span></text:p>
          </text:deletion>
        </text:changed-region>
        <text:changed-region xml:id="ct94012054206736" text:id="ct94012054206736">
          <text:deletion>
            <office:change-info>
              <dc:creator>Unknown Author</dc:creator>
              <dc:date>2018-08-25T17:54:35</dc:date>
            </office:change-info>
            <text:p text:style-name="P3"><text:span text:style-name="T2">Peter.Kriens@aQute.biz</text:span></text:p>
          </text:deletion>
        </text:changed-region>
        <text:changed-region xml:id="ct94012054207408" text:id="ct94012054207408">
          <text:insertion>
            <office:change-info>
              <dc:creator>Unbekannter Autor</dc:creator>
              <dc:date>2018-12-29T08:36:11</dc:date>
            </office:change-info>
          </text:insertion>
        </text:changed-region>
        <text:changed-region xml:id="ct94012054207632" text:id="ct94012054207632">
          <text:insertion>
            <office:change-info>
              <dc:creator>Unbekannter Autor</dc:creator>
              <dc:date>2018-12-28T12:40:57</dc:date>
            </office:change-info>
          </text:insertion>
        </text:changed-region>
        <text:changed-region xml:id="ct94012054208352" text:id="ct94012054208352">
          <text:insertion>
            <office:change-info>
              <dc:creator>Unbekannter Autor</dc:creator>
              <dc:date>2018-12-28T12:41:00</dc:date>
            </office:change-info>
          </text:insertion>
        </text:changed-region>
        <text:changed-region xml:id="ct94012052727664" text:id="ct94012052727664">
          <text:deletion>
            <office:change-info>
              <dc:creator>Unknown Author</dc:creator>
              <dc:date>2018-08-25T17:56:32</dc:date>
            </office:change-info>
            <text:p text:style-name="P4">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4">This RFP discusses the Configurer, an extender that allows the storage of configuration data in a bundle.</text:p>
          </text:deletion>
        </text:changed-region>
        <text:changed-region xml:id="ct94012054199296" text:id="ct94012054199296">
          <text:deletion>
            <office:change-info>
              <dc:creator>Unbekannter Autor</dc:creator>
              <dc:date>2018-12-29T08:50:44</dc:date>
            </office:change-info>
            <text:p text:style-name="P4"><text:span text:style-name="T3">for more complex scenarios.to set conditions, under which DS should activate or deactivate a Component are limited. Thus this RFP will explore an extension to DS allowing Unfortunately the possibilities </text:span><text:s/>gether with target filters and cardinalities, make it unmatched by most other comparable mechanisms.with which managing the lifecycle of your services becomes easy and comfortable. The ability to define dependencies to other services toDeclarative Services are a comfortable and powerful tool </text:p>
          </text:deletion>
        </text:changed-region>
        <text:changed-region xml:id="ct94012054197248" text:id="ct94012054197248">
          <text:insertion>
            <office:change-info>
              <dc:creator>Unbekannter Autor</dc:creator>
              <dc:date>2018-12-29T08:50:44</dc:date>
            </office:change-info>
          </text:insertion>
        </text:changed-region>
        <text:changed-region xml:id="ct94012053584592" text:id="ct94012053584592">
          <text:insertion>
            <office:change-info>
              <dc:creator>Unbekannter Autor</dc:creator>
              <dc:date>2018-12-29T08:50:44</dc:date>
            </office:change-info>
          </text:insertion>
        </text:changed-region>
        <text:changed-region xml:id="ct94012054210272" text:id="ct94012054210272">
          <text:insertion>
            <office:change-info>
              <dc:creator>Unbekannter Autor</dc:creator>
              <dc:date>2018-12-29T08:58:04</dc:date>
            </office:change-info>
          </text:insertion>
        </text:changed-region>
        <text:changed-region xml:id="ct94012054210816" text:id="ct94012054210816">
          <text:insertion>
            <office:change-info>
              <dc:creator>Unbekannter Autor</dc:creator>
              <dc:date>2018-12-29T09:02:14</dc:date>
            </office:change-info>
          </text:insertion>
        </text:changed-region>
        <text:changed-region xml:id="ct94012054211040" text:id="ct94012054211040">
          <text:insertion>
            <office:change-info>
              <dc:creator>Unbekannter Autor</dc:creator>
              <dc:date>2018-12-29T09:03:00</dc:date>
            </office:change-info>
          </text:insertion>
        </text:changed-region>
        <text:changed-region xml:id="ct94012054211264" text:id="ct94012054211264">
          <text:insertion>
            <office:change-info>
              <dc:creator>Unbekannter Autor</dc:creator>
              <dc:date>2018-12-29T09:04:03</dc:date>
            </office:change-info>
          </text:insertion>
        </text:changed-region>
        <text:changed-region xml:id="ct94012054211488" text:id="ct94012054211488">
          <text:insertion>
            <office:change-info>
              <dc:creator>Unbekannter Autor</dc:creator>
              <dc:date>2018-12-29T09:05:00</dc:date>
            </office:change-info>
          </text:insertion>
        </text:changed-region>
        <text:changed-region xml:id="ct94012054211712" text:id="ct94012054211712">
          <text:insertion>
            <office:change-info>
              <dc:creator>Unbekannter Autor</dc:creator>
              <dc:date>2018-12-29T09:06:00</dc:date>
            </office:change-info>
          </text:insertion>
        </text:changed-region>
        <text:changed-region xml:id="ct94012052915168" text:id="ct94012052915168">
          <text:deletion>
            <office:change-info>
              <dc:creator>Unknown Author</dc:creator>
              <dc:date>2018-08-25T18:04:07</dc:date>
            </office:change-info>
            <text:p text:style-name="P5"><text:span text:style-name="T3">OSGi provides a standardized model to provide bundles with </text:span><text:span text:style-name="T4">confgurations</text:span><text:span text:style-name="T3">. This is specified </text:span><text:span text:style-name="T5">in the Configuration Admin specification. In this specification, A configuration is identified by a persistent identity (</text:span><text:span text:style-name="T4">PID)</text:span><text:span text:style-name="T5">. A PID is a unique token, recommended to be conforming to the symbolic name syntax. A configuration consists of a set of </text:span><text:span text:style-name="T4">properties</text:span><text:span text:style-name="T5">, where a property consists of a string </text:span><text:span text:style-name="T4">key</text:span><text:span text:style-name="T5"> and a corresponding </text:span><text:span text:style-name="T4">value</text:span><text:span text:style-name="T5">. The type of the value is limited to the primitive types and their wrappers, Strings, or Java Arrays/List/Vector of these. </text:span></text:p>
            <text:p text:style-name="P6">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6">Configurations can be grouped with a factory PID. Configurations with a factory PID are called </text:span><text:span text:style-name="T7">factory</text:span><text:span text:style-name="T6"> configurations and without it they are called </text:span><text:span text:style-name="T7">singleton</text:span><text:span text:style-name="T6"> configurations.</text:span></text:p>
            <text:p text:style-name="Body"><text:span text:style-name="T6">The original specification specified that the configurations were sent to a Managed Service for the singletons and Managed Service Factory services for the factory instances. However, over time </text:span><text:span text:style-name="T7">component models</text:span><text:span text:style-name="T6"> became popular and a component can rely on configuration. For example, Declarative Services is tightly integrated with Configuration Admin. For these heavy users of configurations a </text:span><text:span text:style-name="T7">Configuration Listener</text:span><text:span text:style-name="T6"> whiteboard service was added. Configuration update, delete, and bundle location change events are forwarded to this whiteboard service on a background thread. </text:span></text:p>
            <text:h text:style-name="P7" text:outline-level="2">Coordination</text:h>
            <text:p text:style-name="Body"><text:span text:style-name="T6">In OSGi, the </text:span><text:span text:style-name="T7">management agent</text:span><text:span text:style-name="T6">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7" text:outline-level="2">Logical PIDs</text:h>
            <text:p text:style-name="Body"><text:span text:style-name="T6">One popular management agent from the early days was </text:span><text:span text:style-name="T7">File Install </text:span><text:span text:style-name="T7"><text:bookmark-ref text:reference-format="number" text:ref-name="__RefNumPara__2980_1208708432">Fehler: Verweis nicht gefunden</text:bookmark-ref></text:span><text:span text:style-name="T6">.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7">logical (instance) PID</text:span><text:span text:style-name="T6">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7" text:outline-level="2">Delivery</text:h>
            <text:p text:style-name="Body"><text:span text:style-name="T6">The Deployment Admin specification developed for OSGi Mobile provided the means to carry configuration information inside a JAR via the means of </text:span><text:span text:style-name="T7">resource processors</text:span><text:span text:style-name="T6">. The Auto Configuration specification defined how an Autoconf resource processor could get an XML file from a Deployment Package. Since the Deployment 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7" text:outline-level="2">OSGi Application Model</text:h>
            <text:p text:style-name="Body"><text:span text:style-name="T6">The Require-Capability model was designed to create applications from one or more </text:span><text:span text:style-name="T7">initial requirements</text:span><text:span text:style-name="T6">, generally identity requirements, to so called </text:span><text:span text:style-name="T7">root bundles</text:span><text:span text:style-name="T6">. From these initial requirements a </text:span><text:span text:style-name="T7">resolver</text:span><text:span text:style-name="T6">, generally with some human help, can then create a </text:span><text:span text:style-name="T7">deployable artifact</text:span><text:span text:style-name="T6">. For example an executable JAR which includes all dependencies including configuration, a subsystem specification, an Eclipse or subsystem features, etc.</text:span></text:p>
            <text:h text:style-name="P7" text:outline-level="2">OSGi enRoute Configurer</text:h>
            <text:p text:style-name="Body"><text:span text:style-name="T6">The enRoute project defined a </text:span><text:span text:style-name="T7">Configurer extender </text:span><text:span text:style-name="T7"><text:bookmark-ref text:reference-format="number" text:ref-name="__RefNumPara__3062_1208708432">Fehler: Verweis nicht gefunden</text:bookmark-ref></text:span><text:span text:style-name="T6">. Bundles can store configuration data in a “magic” resource at </text:span><text:span text:style-name="Example"><text:span text:style-name="T6">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1" draw:name="graphics3" text:anchor-type="paragraph" svg:width="13.959cm" svg:height="3.112cm" draw:z-index="0"><draw:image xlink:href="Pictures/10000201000002C50000009EF53B67427BE15A93.png" xlink:type="simple" xlink:show="embed" xlink:actuate="onLoad" loext:mime-type="image/png"/></draw:frame></text:p>
            <text:p text:style-name="Body">Before the JSON file is interpreted, the Configurer will first run it through a macro pre-processor, this is the bndlib <text:bookmark-ref text:reference-format="number" text:ref-name="__RefNumPara__3106_1208708432">Fehler: Verweis nicht gefunden</text:bookmark-ref><text:s/>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5"><text:span text:style-name="T3">Additionally, the Configurer also read a standard system property and interpreted the content as a JSON configuration file.</text:span></text:p>
          </text:deletion>
        </text:changed-region>
        <text:changed-region xml:id="ct94012054200800" text:id="ct94012054200800">
          <text:deletion>
            <office:change-info>
              <dc:creator>Unbekannter Autor</dc:creator>
              <dc:date>2018-12-29T09:41:14</dc:date>
            </office:change-info>
            <text:p text:style-name="P5"><text:span text:style-name="T9">ilability of the directly used services. </text:span><text:span text:style-name="T10">Thus a Mechanism would be useful to allow a more precise and complex definition of conditions surrounding the Lifecycle of a Component</text:span><text:span text:style-name="T9"> </text:span><text:span text:style-name="T11"><text:s/></text:span><text:span text:style-name="T9">and eventually registered as a service, can be more complex then the general ava</text:span><text:span text:style-name="T11">. </text:span><text:span text:style-name="T12">Unfortunately t</text:span><text:span text:style-name="T11">he conditions when a component should be activ</text:span><text:span text:style-name="T9">at</text:span><text:span text:style-name="T11">ed</text:span><text:span text:style-name="T5">Components have a clearly defined Lifecycle</text:span></text:p>
          </text:deletion>
        </text:changed-region>
        <text:changed-region xml:id="ct94012054209408" text:id="ct94012054209408">
          <text:insertion>
            <office:change-info>
              <dc:creator>Unbekannter Autor</dc:creator>
              <dc:date>2018-12-29T09:41:14</dc:date>
            </office:change-info>
          </text:insertion>
        </text:changed-region>
        <text:changed-region xml:id="ct94012054217408" text:id="ct94012054217408">
          <text:insertion>
            <office:change-info>
              <dc:creator>Unbekannter Autor</dc:creator>
              <dc:date>2018-12-29T09:42:31</dc:date>
            </office:change-info>
          </text:insertion>
        </text:changed-region>
        <text:changed-region xml:id="ct94012054219136" text:id="ct94012054219136">
          <text:insertion>
            <office:change-info>
              <dc:creator>Unbekannter Autor</dc:creator>
              <dc:date>2018-12-29T09:49:05</dc:date>
            </office:change-info>
          </text:insertion>
        </text:changed-region>
        <text:changed-region xml:id="ct94012054220880" text:id="ct94012054220880">
          <text:insertion>
            <office:change-info>
              <dc:creator>Unbekannter Autor</dc:creator>
              <dc:date>2018-12-29T09:50:06</dc:date>
            </office:change-info>
          </text:insertion>
        </text:changed-region>
        <text:changed-region xml:id="ct94012054222512" text:id="ct94012054222512">
          <text:insertion>
            <office:change-info>
              <dc:creator>Unbekannter Autor</dc:creator>
              <dc:date>2018-12-29T09:51:00</dc:date>
            </office:change-info>
          </text:insertion>
        </text:changed-region>
        <text:changed-region xml:id="ct94012054224144" text:id="ct94012054224144">
          <text:insertion>
            <office:change-info>
              <dc:creator>Unbekannter Autor</dc:creator>
              <dc:date>2018-12-29T09:52:06</dc:date>
            </office:change-info>
          </text:insertion>
        </text:changed-region>
        <text:changed-region xml:id="ct94012054201568" text:id="ct94012054201568">
          <text:insertion>
            <office:change-info>
              <dc:creator>Unbekannter Autor</dc:creator>
              <dc:date>2018-12-29T09:55:56</dc:date>
            </office:change-info>
          </text:insertion>
        </text:changed-region>
        <text:changed-region xml:id="ct94012052915904" text:id="ct94012052915904">
          <text:insertion>
            <office:change-info>
              <dc:creator>Unbekannter Autor</dc:creator>
              <dc:date>2018-12-29T09:56:00</dc:date>
            </office:change-info>
          </text:insertion>
        </text:changed-region>
        <text:changed-region xml:id="ct94012052916640" text:id="ct94012052916640">
          <text:insertion>
            <office:change-info>
              <dc:creator>Unbekannter Autor</dc:creator>
              <dc:date>2018-12-29T09:57:13</dc:date>
            </office:change-info>
          </text:insertion>
        </text:changed-region>
        <text:changed-region xml:id="ct94012054214272" text:id="ct94012054214272">
          <text:insertion>
            <office:change-info>
              <dc:creator>Unbekannter Autor</dc:creator>
              <dc:date>2018-12-29T09:58:15</dc:date>
            </office:change-info>
          </text:insertion>
        </text:changed-region>
        <text:changed-region xml:id="ct94012051561232" text:id="ct94012051561232">
          <text:insertion>
            <office:change-info>
              <dc:creator>Unbekannter Autor</dc:creator>
              <dc:date>2018-12-29T09:57:13</dc:date>
            </office:change-info>
          </text:insertion>
        </text:changed-region>
        <text:changed-region xml:id="ct94012054223488" text:id="ct94012054223488">
          <text:insertion>
            <office:change-info>
              <dc:creator>Unbekannter Autor</dc:creator>
              <dc:date>2018-12-29T09:58:34</dc:date>
            </office:change-info>
          </text:insertion>
        </text:changed-region>
        <text:changed-region xml:id="ct94012054222912" text:id="ct94012054222912">
          <text:insertion>
            <office:change-info>
              <dc:creator>Unbekannter Autor</dc:creator>
              <dc:date>2018-12-29T09:57:13</dc:date>
            </office:change-info>
          </text:insertion>
        </text:changed-region>
        <text:changed-region xml:id="ct94012054221248" text:id="ct94012054221248">
          <text:insertion>
            <office:change-info>
              <dc:creator>Unbekannter Autor</dc:creator>
              <dc:date>2018-12-29T10:00:54</dc:date>
            </office:change-info>
          </text:insertion>
        </text:changed-region>
        <text:changed-region xml:id="ct94012054221472" text:id="ct94012054221472">
          <text:insertion>
            <office:change-info>
              <dc:creator>Unbekannter Autor</dc:creator>
              <dc:date>2018-12-29T10:01:15</dc:date>
            </office:change-info>
          </text:insertion>
        </text:changed-region>
        <text:changed-region xml:id="ct94012054224944" text:id="ct94012054224944">
          <text:insertion>
            <office:change-info>
              <dc:creator>Unbekannter Autor</dc:creator>
              <dc:date>2018-12-29T11:20:38</dc:date>
            </office:change-info>
          </text:insertion>
        </text:changed-region>
        <text:changed-region xml:id="ct94012054212720" text:id="ct94012054212720">
          <text:insertion>
            <office:change-info>
              <dc:creator>Unbekannter Autor</dc:creator>
              <dc:date>2018-12-29T11:22:33</dc:date>
            </office:change-info>
          </text:insertion>
        </text:changed-region>
        <text:changed-region xml:id="ct94012054234112" text:id="ct94012054234112">
          <text:insertion>
            <office:change-info>
              <dc:creator>Unbekannter Autor</dc:creator>
              <dc:date>2018-12-29T11:24:00</dc:date>
            </office:change-info>
          </text:insertion>
        </text:changed-region>
        <text:changed-region xml:id="ct94012054237328" text:id="ct94012054237328">
          <text:insertion>
            <office:change-info>
              <dc:creator>Unbekannter Autor</dc:creator>
              <dc:date>2018-12-29T11:25:01</dc:date>
            </office:change-info>
          </text:insertion>
        </text:changed-region>
        <text:changed-region xml:id="ct94012054237712" text:id="ct94012054237712">
          <text:insertion>
            <office:change-info>
              <dc:creator>Unbekannter Autor</dc:creator>
              <dc:date>2018-12-29T11:26:00</dc:date>
            </office:change-info>
          </text:insertion>
        </text:changed-region>
        <text:changed-region xml:id="ct94012054238432" text:id="ct94012054238432">
          <text:insertion>
            <office:change-info>
              <dc:creator>Unbekannter Autor</dc:creator>
              <dc:date>2018-12-29T11:27:01</dc:date>
            </office:change-info>
          </text:insertion>
        </text:changed-region>
        <text:changed-region xml:id="ct94012054238736" text:id="ct94012054238736">
          <text:insertion>
            <office:change-info>
              <dc:creator>Unbekannter Autor</dc:creator>
              <dc:date>2018-12-29T11:30:09</dc:date>
            </office:change-info>
          </text:insertion>
        </text:changed-region>
        <text:changed-region xml:id="ct94012054239792" text:id="ct94012054239792">
          <text:insertion>
            <office:change-info>
              <dc:creator>Unbekannter Autor</dc:creator>
              <dc:date>2018-12-29T11:31:00</dc:date>
            </office:change-info>
          </text:insertion>
        </text:changed-region>
        <text:changed-region xml:id="ct94012054240016" text:id="ct94012054240016">
          <text:insertion>
            <office:change-info>
              <dc:creator>Unbekannter Autor</dc:creator>
              <dc:date>2018-12-29T11:32:00</dc:date>
            </office:change-info>
          </text:insertion>
        </text:changed-region>
        <text:changed-region xml:id="ct94012054240240" text:id="ct94012054240240">
          <text:insertion>
            <office:change-info>
              <dc:creator>Unbekannter Autor</dc:creator>
              <dc:date>2018-12-29T11:33:01</dc:date>
            </office:change-info>
          </text:insertion>
        </text:changed-region>
        <text:changed-region xml:id="ct94012054240544" text:id="ct94012054240544">
          <text:insertion>
            <office:change-info>
              <dc:creator>Unbekannter Autor</dc:creator>
              <dc:date>2019-01-02T12:22:31</dc:date>
            </office:change-info>
          </text:insertion>
        </text:changed-region>
        <text:changed-region xml:id="ct94012054241088" text:id="ct94012054241088">
          <text:insertion>
            <office:change-info>
              <dc:creator>Unbekannter Autor</dc:creator>
              <dc:date>2019-01-02T12:23:00</dc:date>
            </office:change-info>
          </text:insertion>
        </text:changed-region>
        <text:changed-region xml:id="ct94012054241312" text:id="ct94012054241312">
          <text:insertion>
            <office:change-info>
              <dc:creator>Unbekannter Autor</dc:creator>
              <dc:date>2019-01-02T12:24:00</dc:date>
            </office:change-info>
          </text:insertion>
        </text:changed-region>
        <text:changed-region xml:id="ct94012054244128" text:id="ct94012054244128">
          <text:insertion>
            <office:change-info>
              <dc:creator>Unbekannter Autor</dc:creator>
              <dc:date>2019-01-02T12:25:00</dc:date>
            </office:change-info>
          </text:insertion>
        </text:changed-region>
        <text:changed-region xml:id="ct94012052243952" text:id="ct94012052243952">
          <text:insertion>
            <office:change-info>
              <dc:creator>Unbekannter Autor</dc:creator>
              <dc:date>2019-01-02T11:52:12</dc:date>
            </office:change-info>
          </text:insertion>
        </text:changed-region>
        <text:changed-region xml:id="ct94012054242928" text:id="ct94012054242928">
          <text:insertion>
            <office:change-info>
              <dc:creator>Unbekannter Autor</dc:creator>
              <dc:date>2019-01-02T11:58:28</dc:date>
            </office:change-info>
          </text:insertion>
        </text:changed-region>
        <text:changed-region xml:id="ct94012054243152" text:id="ct94012054243152">
          <text:insertion>
            <office:change-info>
              <dc:creator>Unbekannter Autor</dc:creator>
              <dc:date>2019-01-02T11:58:28</dc:date>
            </office:change-info>
          </text:insertion>
        </text:changed-region>
        <text:changed-region xml:id="ct94012054241536" text:id="ct94012054241536">
          <text:insertion>
            <office:change-info>
              <dc:creator>Unbekannter Autor</dc:creator>
              <dc:date>2019-01-02T11:59:29</dc:date>
            </office:change-info>
          </text:insertion>
        </text:changed-region>
        <text:changed-region xml:id="ct94012054242160" text:id="ct94012054242160">
          <text:insertion>
            <office:change-info>
              <dc:creator>Unbekannter Autor</dc:creator>
              <dc:date>2019-01-02T12:00:10</dc:date>
            </office:change-info>
          </text:insertion>
        </text:changed-region>
        <text:changed-region xml:id="ct94012054246976" text:id="ct94012054246976">
          <text:insertion>
            <office:change-info>
              <dc:creator>Unbekannter Autor</dc:creator>
              <dc:date>2019-01-02T12:14:34</dc:date>
            </office:change-info>
          </text:insertion>
        </text:changed-region>
        <text:changed-region xml:id="ct94012054248368" text:id="ct94012054248368">
          <text:insertion>
            <office:change-info>
              <dc:creator>Unbekannter Autor</dc:creator>
              <dc:date>2019-01-02T12:15:15</dc:date>
            </office:change-info>
          </text:insertion>
        </text:changed-region>
        <text:changed-region xml:id="ct94012054249696" text:id="ct94012054249696">
          <text:insertion>
            <office:change-info>
              <dc:creator>Unbekannter Autor</dc:creator>
              <dc:date>2019-01-02T12:16:07</dc:date>
            </office:change-info>
          </text:insertion>
        </text:changed-region>
        <text:changed-region xml:id="ct94012054251024" text:id="ct94012054251024">
          <text:insertion>
            <office:change-info>
              <dc:creator>Unbekannter Autor</dc:creator>
              <dc:date>2019-01-02T12:17:03</dc:date>
            </office:change-info>
          </text:insertion>
        </text:changed-region>
        <text:changed-region xml:id="ct94012054253040" text:id="ct94012054253040">
          <text:insertion>
            <office:change-info>
              <dc:creator>Unbekannter Autor</dc:creator>
              <dc:date>2019-01-02T12:21:29</dc:date>
            </office:change-info>
          </text:insertion>
        </text:changed-region>
        <text:changed-region xml:id="ct94012054254688" text:id="ct94012054254688">
          <text:insertion>
            <office:change-info>
              <dc:creator>Unbekannter Autor</dc:creator>
              <dc:date>2019-01-02T12:25:31</dc:date>
            </office:change-info>
          </text:insertion>
        </text:changed-region>
        <text:changed-region xml:id="ct94012052244688" text:id="ct94012052244688">
          <text:insertion>
            <office:change-info>
              <dc:creator>Unknown Author</dc:creator>
              <dc:date>2018-08-25T18:36:43</dc:date>
            </office:change-info>
          </text:insertion>
        </text:changed-region>
        <text:changed-region xml:id="ct94012052243504" text:id="ct94012052243504">
          <text:deletion>
            <office:change-info>
              <dc:creator>Unbekannter Autor</dc:creator>
              <dc:date>2018-12-29T11:37:17</dc:date>
            </office:change-info>
            <text:h text:style-name="P8" text:outline-level="3"><text:span text:style-name="T13"><text:s/>ConditionsActivation</text:span></text:h>
          </text:deletion>
        </text:changed-region>
        <text:changed-region xml:id="ct94012054252384" text:id="ct94012054252384">
          <text:insertion>
            <office:change-info>
              <dc:creator>Unbekannter Autor</dc:creator>
              <dc:date>2018-12-29T11:37:17</dc:date>
            </office:change-info>
          </text:insertion>
        </text:changed-region>
        <text:changed-region xml:id="ct94012052249024" text:id="ct94012052249024">
          <text:insertion>
            <office:change-info>
              <dc:creator>Unknown Author</dc:creator>
              <dc:date>2018-08-25T18:37:09</dc:date>
            </office:change-info>
          </text:insertion>
        </text:changed-region>
        <text:changed-region xml:id="ct94012052245344" text:id="ct94012052245344">
          <text:deletion>
            <office:change-info>
              <dc:creator>Unbekannter Autor</dc:creator>
              <dc:date>2018-12-29T11:53:08</dc:date>
            </office:change-info>
            <text:p text:style-name="P9"><text:span text:style-name="T14"><text:s/>rules that gives DS a clue, when a component should be activated or deactivated that are independent of the references a service requires. Lifecycle Conditions should setif a component can be activated. References and there provided conditions to determine DS purely depends on </text:span></text:p>
          </text:deletion>
        </text:changed-region>
        <text:changed-region xml:id="ct94012052245712" text:id="ct94012052245712">
          <text:insertion>
            <office:change-info>
              <dc:creator>Unbekannter Autor</dc:creator>
              <dc:date>2018-12-29T11:53:08</dc:date>
            </office:change-info>
          </text:insertion>
        </text:changed-region>
        <text:changed-region xml:id="ct94012054251776" text:id="ct94012054251776">
          <text:insertion>
            <office:change-info>
              <dc:creator>Unbekannter Autor</dc:creator>
              <dc:date>2018-12-29T11:53:08</dc:date>
            </office:change-info>
          </text:insertion>
        </text:changed-region>
        <text:changed-region xml:id="ct94012054248592" text:id="ct94012054248592">
          <text:insertion>
            <office:change-info>
              <dc:creator>Unbekannter Autor</dc:creator>
              <dc:date>2018-12-29T11:54:13</dc:date>
            </office:change-info>
          </text:insertion>
        </text:changed-region>
        <text:changed-region xml:id="ct94012054249088" text:id="ct94012054249088">
          <text:insertion>
            <office:change-info>
              <dc:creator>Unbekannter Autor</dc:creator>
              <dc:date>2018-12-29T11:38:11</dc:date>
            </office:change-info>
          </text:insertion>
        </text:changed-region>
        <text:changed-region xml:id="ct94012052247920" text:id="ct94012052247920">
          <text:insertion>
            <office:change-info>
              <dc:creator>Unbekannter Autor</dc:creator>
              <dc:date>2018-12-29T11:38:11</dc:date>
            </office:change-info>
          </text:insertion>
        </text:changed-region>
        <text:changed-region xml:id="ct94012052244320" text:id="ct94012052244320">
          <text:insertion>
            <office:change-info>
              <dc:creator>Unbekannter Autor</dc:creator>
              <dc:date>2018-12-29T11:38:11</dc:date>
            </office:change-info>
          </text:insertion>
        </text:changed-region>
        <text:changed-region xml:id="ct94012054247888" text:id="ct94012054247888">
          <text:insertion>
            <office:change-info>
              <dc:creator>Unbekannter Autor</dc:creator>
              <dc:date>2018-12-29T11:38:11</dc:date>
            </office:change-info>
          </text:insertion>
        </text:changed-region>
        <text:changed-region xml:id="ct94012052255888" text:id="ct94012052255888">
          <text:insertion>
            <office:change-info>
              <dc:creator>Unbekannter Autor</dc:creator>
              <dc:date>2018-12-29T11:38:11</dc:date>
            </office:change-info>
          </text:insertion>
        </text:changed-region>
        <text:changed-region xml:id="ct94012054237936" text:id="ct94012054237936">
          <text:insertion>
            <office:change-info>
              <dc:creator>Unbekannter Autor</dc:creator>
              <dc:date>2018-12-29T11:38:11</dc:date>
            </office:change-info>
          </text:insertion>
        </text:changed-region>
        <text:changed-region xml:id="ct94012054257008" text:id="ct94012054257008">
          <text:insertion>
            <office:change-info>
              <dc:creator>Unbekannter Autor</dc:creator>
              <dc:date>2018-12-29T11:38:11</dc:date>
            </office:change-info>
          </text:insertion>
        </text:changed-region>
        <text:changed-region xml:id="ct94012054257232" text:id="ct94012054257232">
          <text:deletion>
            <office:change-info>
              <dc:creator>Unbekannter Autor</dc:creator>
              <dc:date>2018-12-29T11:57:02</dc:date>
            </office:change-info>
            <text:h text:style-name="Heading_20_1" text:outline-level="1"/>
            <text:h text:style-name="Heading_20_1" text:outline-level="1"/>
            <text:h text:style-name="Heading_20_1" text:outline-level="1"/>
            <text:h text:style-name="Heading_20_1" text:outline-level="1"/>
          </text:deletion>
        </text:changed-region>
        <text:changed-region xml:id="ct94012054258880" text:id="ct94012054258880">
          <text:insertion>
            <office:change-info>
              <dc:creator>Unbekannter Autor</dc:creator>
              <dc:date>2019-01-02T12:27:45</dc:date>
            </office:change-info>
          </text:insertion>
        </text:changed-region>
        <text:changed-region xml:id="ct94012054260752" text:id="ct94012054260752">
          <text:insertion>
            <office:change-info>
              <dc:creator>Unbekannter Autor</dc:creator>
              <dc:date>2019-01-02T12:28:04</dc:date>
            </office:change-info>
          </text:insertion>
        </text:changed-region>
        <text:changed-region xml:id="ct94012054260976" text:id="ct94012054260976">
          <text:deletion>
            <office:change-info>
              <dc:creator>Unbekannter Autor</dc:creator>
              <dc:date>2019-01-02T12:28:27</dc:date>
            </office:change-info>
            <text:p text:style-name="P10">Services and Components are a great way, to represent processes in the real world or more artificial things like business processes. </text:p>
          </text:deletion>
        </text:changed-region>
        <text:changed-region xml:id="ct94012054259376" text:id="ct94012054259376">
          <text:insertion>
            <office:change-info>
              <dc:creator>Unbekannter Autor</dc:creator>
              <dc:date>2019-01-02T12:28:31</dc:date>
            </office:change-info>
          </text:insertion>
        </text:changed-region>
        <text:changed-region xml:id="ct94012054261376" text:id="ct94012054261376">
          <text:insertion>
            <office:change-info>
              <dc:creator>Unbekannter Autor</dc:creator>
              <dc:date>2019-01-02T12:36:28</dc:date>
            </office:change-info>
          </text:insertion>
        </text:changed-region>
        <text:changed-region xml:id="ct94012054261600" text:id="ct94012054261600">
          <text:insertion>
            <office:change-info>
              <dc:creator>Unbekannter Autor</dc:creator>
              <dc:date>2019-01-02T12:37:00</dc:date>
            </office:change-info>
          </text:insertion>
        </text:changed-region>
        <text:changed-region xml:id="ct94012054263664" text:id="ct94012054263664">
          <text:insertion>
            <office:change-info>
              <dc:creator>Unknown Author</dc:creator>
              <dc:date>2018-08-26T20:28:20</dc:date>
            </office:change-info>
          </text:insertion>
        </text:changed-region>
        <text:changed-region xml:id="ct94012054263888" text:id="ct94012054263888">
          <text:deletion>
            <office:change-info>
              <dc:creator>Unbekannter Autor</dc:creator>
              <dc:date>2019-01-02T12:29:03</dc:date>
            </office:change-info>
            <text:p text:style-name="P11"><text:span text:style-name="T15">D</text:span><text:span text:style-name="T16">S </text:span><text:span text:style-name="T17">already</text:span><text:span text:style-name="T16"> allows the developers to define a </text:span><text:span text:style-name="T18">Carnality</text:span><text:span text:style-name="T16">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span></text:p>
          </text:deletion>
        </text:changed-region>
        <text:changed-region xml:id="ct94012053282800" text:id="ct94012053282800">
          <text:insertion>
            <office:change-info>
              <dc:creator>Unbekannter Autor</dc:creator>
              <dc:date>2019-01-02T12:29:03</dc:date>
            </office:change-info>
          </text:insertion>
        </text:changed-region>
        <text:changed-region xml:id="ct94012054265200" text:id="ct94012054265200">
          <text:deletion>
            <office:change-info>
              <dc:creator>Unbekannter Autor</dc:creator>
              <dc:date>2019-01-02T17:01:13</dc:date>
            </office:change-info>
            <text:p text:style-name="P12"><text:span text:style-name="T19"/></text:p>
            <text:p text:style-name="P13"><text:span text:style-name="T19"/></text:p>
          </text:deletion>
        </text:changed-region>
        <text:changed-region xml:id="ct94012054264976" text:id="ct94012054264976">
          <text:deletion>
            <office:change-info>
              <dc:creator>Unknown Author</dc:creator>
              <dc:date>2018-08-25T18:24:49</dc:date>
            </office:change-info>
            <text:p text:style-name="P13">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p text:style-name="P12"><text:span text:style-name="T20">Therefore, this RFP seeks a solution where an application can provide singleton and factory configurations, with simple or BLOB data, via a bundle and its fragments.</text:span></text:p>
          </text:deletion>
        </text:changed-region>
        <text:changed-region xml:id="ct94012054264752" text:id="ct94012054264752">
          <text:deletion>
            <office:change-info>
              <dc:creator>Unbekannter Autor</dc:creator>
              <dc:date>2019-01-02T17:01:13</dc:date>
            </office:change-info>
            <text:p text:style-name="P12"><text:span text:style-name="T15">This RFP will explore the </text:span><text:span text:style-name="T18">Use cases</text:span><text:span text:style-name="T15"> </text:span><text:span text:style-name="T16">that exceed the </text:span><text:span text:style-name="T10">possibilities</text:span><text:span text:style-name="T16"> DS gives the developer. </text:span><text:span text:style-name="T11">The mechanism is not </text:span><text:span text:style-name="T10">necessarily</text:span><text:span text:style-name="T11"> in the direct domain of DS, but can be picked up by it. </text:span></text:p>
            <text:p text:style-name="P12"><text:span text:style-name="T11">A</text:span><text:span text:style-name="T10">ll the </text:span><text:span text:style-name="T18">Use cases</text:span><text:span text:style-name="T10"> that will follow, can be achieved somehow by using e.g. DS to activate a Component, that than uses Servicetrackers, to check if the special needs are fulfilled. This is often uncomfortable, and the principle is usually the same. Thus</text:span></text:p>
          </text:deletion>
        </text:changed-region>
        <text:changed-region xml:id="ct94012054268432" text:id="ct94012054268432">
          <text:insertion>
            <office:change-info>
              <dc:creator>Unbekannter Autor</dc:creator>
              <dc:date>2019-01-02T17:04:26</dc:date>
            </office:change-info>
          </text:insertion>
        </text:changed-region>
        <text:changed-region xml:id="ct94012054270160" text:id="ct94012054270160">
          <text:insertion>
            <office:change-info>
              <dc:creator>Unbekannter Autor</dc:creator>
              <dc:date>2019-01-02T17:05:21</dc:date>
            </office:change-info>
          </text:insertion>
        </text:changed-region>
        <text:changed-region xml:id="ct94012054272944" text:id="ct94012054272944">
          <text:insertion>
            <office:change-info>
              <dc:creator>Unbekannter Autor</dc:creator>
              <dc:date>2019-01-02T17:05:21</dc:date>
            </office:change-info>
          </text:insertion>
        </text:changed-region>
        <text:changed-region xml:id="ct94012054274672" text:id="ct94012054274672">
          <text:insertion>
            <office:change-info>
              <dc:creator>Unbekannter Autor</dc:creator>
              <dc:date>2019-01-02T17:06:56</dc:date>
            </office:change-info>
          </text:insertion>
        </text:changed-region>
        <text:changed-region xml:id="ct94012053281392" text:id="ct94012053281392">
          <text:insertion>
            <office:change-info>
              <dc:creator>Unbekannter Autor</dc:creator>
              <dc:date>2019-01-02T17:07:02</dc:date>
            </office:change-info>
          </text:insertion>
        </text:changed-region>
        <text:changed-region xml:id="ct94012053290816" text:id="ct94012053290816">
          <text:insertion>
            <office:change-info>
              <dc:creator>Unbekannter Autor</dc:creator>
              <dc:date>2019-01-02T17:08:08</dc:date>
            </office:change-info>
          </text:insertion>
        </text:changed-region>
        <text:changed-region xml:id="ct94012054274944" text:id="ct94012054274944">
          <text:insertion>
            <office:change-info>
              <dc:creator>Unbekannter Autor</dc:creator>
              <dc:date>2019-01-02T17:09:00</dc:date>
            </office:change-info>
          </text:insertion>
        </text:changed-region>
        <text:changed-region xml:id="ct94012054268752" text:id="ct94012054268752">
          <text:insertion>
            <office:change-info>
              <dc:creator>Unbekannter Autor</dc:creator>
              <dc:date>2019-01-02T17:10:28</dc:date>
            </office:change-info>
          </text:insertion>
        </text:changed-region>
        <text:changed-region xml:id="ct94012054270672" text:id="ct94012054270672">
          <text:deletion>
            <office:change-info>
              <dc:creator>Unknown Author</dc:creator>
              <dc:date>2018-08-25T18:42:20</dc:date>
            </office:change-info>
            <text:h text:style-name="P14" text:outline-level="2"><text:span text:style-name="T14">OSGi enRoute Model</text:span></text:h>
          </text:deletion>
        </text:changed-region>
        <text:changed-region xml:id="ct94012054262688" text:id="ct94012054262688">
          <text:deletion>
            <office:change-info>
              <dc:creator>Unbekannter Autor</dc:creator>
              <dc:date>2019-01-02T17:42:59</dc:date>
            </office:change-info>
            <text:h text:style-name="P14" text:outline-level="2"><text:span text:style-name="T14">Service unavailable</text:span></text:h>
          </text:deletion>
        </text:changed-region>
        <text:changed-region xml:id="ct94012052251136" text:id="ct94012052251136">
          <text:insertion>
            <office:change-info>
              <dc:creator>Unbekannter Autor</dc:creator>
              <dc:date>2019-01-02T17:42:59</dc:date>
            </office:change-info>
          </text:insertion>
        </text:changed-region>
        <text:changed-region xml:id="ct94012054275168" text:id="ct94012054275168">
          <text:insertion>
            <office:change-info>
              <dc:creator>Unbekannter Autor</dc:creator>
              <dc:date>2019-01-02T17:43:00</dc:date>
            </office:change-info>
          </text:insertion>
        </text:changed-region>
        <text:changed-region xml:id="ct94012053293120" text:id="ct94012053293120">
          <text:deletion>
            <office:change-info>
              <dc:creator>Unknown Author</dc:creator>
              <dc:date>2018-08-25T18:42:35</dc:date>
            </office:change-info>
            <text:p text:style-name="P15"><text:span text:style-name="T14">Al Bundle has created an OSGi enRoute application to watch his picture library. He created a small application bundle that contains the Angular [</text:span><text:span text:style-name="T14"><text:bookmark-ref text:ref-name="__RefNumPara__3196_1208708432">Fehler: Verweis nicht gefunden</text:bookmark-ref></text:span><text:span text:style-name="T14">] Javascript code, a JSON RPC facade for the Javascript, static pages, and the configuration. </text:span></text:p>
            <text:p text:style-name="Body">Since this application uses JSON RPC, it is necessary to configure the JSON RPC component. This component needs an HTTP alias, it has support to protect communications in an Angular JS specific way, and has a debug mode. Al therefore <text:s/>creates the following file in the bundle at <text:span text:style-name="Example">configuration/configuration.json</text:span>:</text:p>
            <text:p text:style-name="Code_20_Snipet">[{</text:p>
            <text:p text:style-name="Code_20_Snipet"><text:s text:c="4"/>"service.factoryPid":"osgi.web.jsonrpc",</text:p>
            <text:p text:style-name="Code_20_Snipet"><text:s text:c="4"/>"service.pid":"<text:span text:style-name="T21">jsonrpc</text:span>",</text:p>
            <text:p text:style-name="Code_20_Snipet"><text:s text:c="4"/>"alias":"/<text:span text:style-name="T21">jsonrpc</text:span>/2.0",</text:p>
            <text:p text:style-name="Code_20_Snipet"><text:s text:c="4"/>"angular":true,</text:p>
            <text:p text:style-name="Code_20_Snipet"><text:s text:c="4"/>"debug":true</text:p>
            <text:p text:style-name="Code_20_Snipet">}]</text:p>
            <text:p text:style-name="P15"><text:span text:style-name="T14">This configuration is a factory. However, the service.pid is a logical PID. The Configurer will manage the configuration now and will ensure that if the photo app application is installed, there is at least one JSON RPC handler on the </text:span><text:span text:style-name="Example"><text:span text:style-name="T14">/jsonrpc/2.0</text:span></text:span><text:span text:style-name="T14"> URI.</text:span></text:p>
          </text:deletion>
        </text:changed-region>
        <text:changed-region xml:id="ct94012054270384" text:id="ct94012054270384">
          <text:deletion>
            <office:change-info>
              <dc:creator>Unbekannter Autor</dc:creator>
              <dc:date>2019-01-02T17:43:05</dc:date>
            </office:change-info>
            <text:p text:style-name="P15"><text:span text:style-name="T14">Kevin wants a Servlet to be registered to an HttpWhiteboard responding that the system is currently unavailable, <text:s/>as long as the Application is at startup and the Database connection is not established. The Servlet must be deactivated as soon as the database service becomes available.</text:span></text:p>
          </text:deletion>
        </text:changed-region>
        <text:changed-region xml:id="ct94012052247552" text:id="ct94012052247552">
          <text:insertion>
            <office:change-info>
              <dc:creator>Unbekannter Autor</dc:creator>
              <dc:date>2019-01-02T17:43:05</dc:date>
            </office:change-info>
          </text:insertion>
        </text:changed-region>
        <text:changed-region xml:id="ct94012054269472" text:id="ct94012054269472">
          <text:insertion>
            <office:change-info>
              <dc:creator>Unbekannter Autor</dc:creator>
              <dc:date>2019-01-02T17:43:05</dc:date>
            </office:change-info>
          </text:insertion>
        </text:changed-region>
        <text:changed-region xml:id="ct94012054269696" text:id="ct94012054269696">
          <text:insertion>
            <office:change-info>
              <dc:creator>Unbekannter Autor</dc:creator>
              <dc:date>2019-01-02T17:44:00</dc:date>
            </office:change-info>
          </text:insertion>
        </text:changed-region>
        <text:changed-region xml:id="ct94012054272064" text:id="ct94012054272064">
          <text:insertion>
            <office:change-info>
              <dc:creator>Unbekannter Autor</dc:creator>
              <dc:date>2019-01-02T17:52:15</dc:date>
            </office:change-info>
          </text:insertion>
        </text:changed-region>
        <text:changed-region xml:id="ct94012053305424" text:id="ct94012053305424">
          <text:insertion>
            <office:change-info>
              <dc:creator>Unbekannter Autor</dc:creator>
              <dc:date>2019-01-02T18:01:44</dc:date>
            </office:change-info>
          </text:insertion>
        </text:changed-region>
        <text:changed-region xml:id="ct94012053302160" text:id="ct94012053302160">
          <text:insertion>
            <office:change-info>
              <dc:creator>Unbekannter Autor</dc:creator>
              <dc:date>2019-01-02T18:02:00</dc:date>
            </office:change-info>
          </text:insertion>
        </text:changed-region>
        <text:changed-region xml:id="ct94012054266912" text:id="ct94012054266912">
          <text:deletion>
            <office:change-info>
              <dc:creator>Unknown Author</dc:creator>
              <dc:date>2018-08-25T18:46:42</dc:date>
            </office:change-info>
            <text:h text:style-name="P14" text:outline-level="2"><text:span text:style-name="T22">Update</text:span></text:h>
          </text:deletion>
        </text:changed-region>
        <text:changed-region xml:id="ct94012054265520" text:id="ct94012054265520">
          <text:deletion>
            <office:change-info>
              <dc:creator>Unbekannter Autor</dc:creator>
              <dc:date>2019-01-02T17:44:45</dc:date>
            </office:change-info>
            <text:h text:style-name="P14" text:outline-level="2"><text:span text:style-name="T22">Conditions are only known at configuration but not at development time</text:span></text:h>
          </text:deletion>
        </text:changed-region>
        <text:changed-region xml:id="ct94012054267536" text:id="ct94012054267536">
          <text:insertion>
            <office:change-info>
              <dc:creator>Unbekannter Autor</dc:creator>
              <dc:date>2019-01-02T17:44:45</dc:date>
            </office:change-info>
          </text:insertion>
        </text:changed-region>
        <text:changed-region xml:id="ct94012053283568" text:id="ct94012053283568">
          <text:deletion>
            <office:change-info>
              <dc:creator>Unknown Author</dc:creator>
              <dc:date>2018-08-25T18:47:00</dc:date>
            </office:change-info>
            <text:p text:style-name="P15"><text:span text:style-name="T22">Al Bundle uses Web Console to change the JSON RPC endpoint, he does not like the debug mode. A few days later he updates his application bundle. After the update, the debug flag is still false.</text:span></text:p>
          </text:deletion>
        </text:changed-region>
        <text:changed-region xml:id="ct94012054267760" text:id="ct94012054267760">
          <text:deletion>
            <office:change-info>
              <dc:creator>Unbekannter Autor</dc:creator>
              <dc:date>2019-01-02T17:44:52</dc:date>
            </office:change-info>
            <text:p text:style-name="P15"><text:span text:style-name="T22">Alice develops a component that gets an undefined amount of the services injected. She knows that some of the injected services will be mandatory from the perspective of the business case, but this can only be determined when the component is configured. She therefore wants to use the Configuration Admin to set this conditions.</text:span></text:p>
          </text:deletion>
        </text:changed-region>
        <text:changed-region xml:id="ct94012054267984" text:id="ct94012054267984">
          <text:insertion>
            <office:change-info>
              <dc:creator>Unbekannter Autor</dc:creator>
              <dc:date>2019-01-02T17:44:52</dc:date>
            </office:change-info>
          </text:insertion>
        </text:changed-region>
        <text:changed-region xml:id="ct94012054279744" text:id="ct94012054279744">
          <text:insertion>
            <office:change-info>
              <dc:creator>Unbekannter Autor</dc:creator>
              <dc:date>2019-01-02T17:44:52</dc:date>
            </office:change-info>
          </text:insertion>
        </text:changed-region>
        <text:changed-region xml:id="ct94012054279968" text:id="ct94012054279968">
          <text:insertion>
            <office:change-info>
              <dc:creator>Unbekannter Autor</dc:creator>
              <dc:date>2019-01-02T17:45:00</dc:date>
            </office:change-info>
          </text:insertion>
        </text:changed-region>
        <text:changed-region xml:id="ct94012054280192" text:id="ct94012054280192">
          <text:insertion>
            <office:change-info>
              <dc:creator>Unbekannter Autor</dc:creator>
              <dc:date>2019-01-02T17:46:17</dc:date>
            </office:change-info>
          </text:insertion>
        </text:changed-region>
        <text:changed-region xml:id="ct94012054280416" text:id="ct94012054280416">
          <text:insertion>
            <office:change-info>
              <dc:creator>Unbekannter Autor</dc:creator>
              <dc:date>2019-01-02T17:54:09</dc:date>
            </office:change-info>
          </text:insertion>
        </text:changed-region>
        <text:changed-region xml:id="ct94012054280640" text:id="ct94012054280640">
          <text:insertion>
            <office:change-info>
              <dc:creator>Unbekannter Autor</dc:creator>
              <dc:date>2019-01-02T17:55:13</dc:date>
            </office:change-info>
          </text:insertion>
        </text:changed-region>
        <text:changed-region xml:id="ct94012054280864" text:id="ct94012054280864">
          <text:insertion>
            <office:change-info>
              <dc:creator>Unbekannter Autor</dc:creator>
              <dc:date>2019-01-02T17:59:54</dc:date>
            </office:change-info>
          </text:insertion>
        </text:changed-region>
        <text:changed-region xml:id="ct94012054281088" text:id="ct94012054281088">
          <text:insertion>
            <office:change-info>
              <dc:creator>Unbekannter Autor</dc:creator>
              <dc:date>2019-01-02T18:00:00</dc:date>
            </office:change-info>
          </text:insertion>
        </text:changed-region>
        <text:changed-region xml:id="ct94012054281584" text:id="ct94012054281584">
          <text:insertion>
            <office:change-info>
              <dc:creator>Unbekannter Autor</dc:creator>
              <dc:date>2019-01-02T18:01:11</dc:date>
            </office:change-info>
          </text:insertion>
        </text:changed-region>
        <text:changed-region xml:id="ct94012052703936" text:id="ct94012052703936">
          <text:insertion>
            <office:change-info>
              <dc:creator>Unknown Author</dc:creator>
              <dc:date>2018-08-25T18:53:23</dc:date>
            </office:change-info>
          </text:insertion>
        </text:changed-region>
        <text:changed-region xml:id="ct94012053318800" text:id="ct94012053318800">
          <text:deletion>
            <office:change-info>
              <dc:creator>Unbekannter Autor</dc:creator>
              <dc:date>2019-01-02T17:46:39</dc:date>
            </office:change-info>
            <text:h text:style-name="P16" text:outline-level="2">Service injections after activate was called</text:h>
            <text:p text:style-name="Body"><text:span text:style-name="T23">Tom has a service that gets a mandatory Database Connection injected and dynamic Services, that causes Objects to written to this connection, if the service meets certain condition defined by the services properties. Thus we wants the services to be injected after the Database connection is available <text:s/>and activate was called.</text:span></text:p>
          </text:deletion>
        </text:changed-region>
        <text:changed-region xml:id="ct94012053315520" text:id="ct94012053315520">
          <text:insertion>
            <office:change-info>
              <dc:creator>Unbekannter Autor</dc:creator>
              <dc:date>2019-01-02T17:46:39</dc:date>
            </office:change-info>
          </text:insertion>
        </text:changed-region>
        <text:changed-region xml:id="ct94012053321696" text:id="ct94012053321696">
          <text:insertion>
            <office:change-info>
              <dc:creator>Unbekannter Autor</dc:creator>
              <dc:date>2019-01-02T17:47:01</dc:date>
            </office:change-info>
          </text:insertion>
        </text:changed-region>
        <text:changed-region xml:id="ct94012054282352" text:id="ct94012054282352">
          <text:insertion>
            <office:change-info>
              <dc:creator>Unbekannter Autor</dc:creator>
              <dc:date>2019-01-02T18:03:38</dc:date>
            </office:change-info>
          </text:insertion>
        </text:changed-region>
        <text:changed-region xml:id="ct94012054282576" text:id="ct94012054282576">
          <text:insertion>
            <office:change-info>
              <dc:creator>Unbekannter Autor</dc:creator>
              <dc:date>2019-01-02T18:04:04</dc:date>
            </office:change-info>
          </text:insertion>
        </text:changed-region>
        <text:changed-region xml:id="ct94012054282800" text:id="ct94012054282800">
          <text:insertion>
            <office:change-info>
              <dc:creator>Unbekannter Autor</dc:creator>
              <dc:date>2019-01-02T18:05:24</dc:date>
            </office:change-info>
          </text:insertion>
        </text:changed-region>
        <text:changed-region xml:id="ct94012054283024" text:id="ct94012054283024">
          <text:insertion>
            <office:change-info>
              <dc:creator>Unbekannter Autor</dc:creator>
              <dc:date>2019-01-02T18:06:04</dc:date>
            </office:change-info>
          </text:insertion>
        </text:changed-region>
        <text:changed-region xml:id="ct94012054267136" text:id="ct94012054267136">
          <text:insertion>
            <office:change-info>
              <dc:creator>Unbekannter Autor</dc:creator>
              <dc:date>2018-09-19T10:02:43</dc:date>
            </office:change-info>
          </text:insertion>
        </text:changed-region>
        <text:changed-region xml:id="ct94012053325712" text:id="ct94012053325712">
          <text:insertion>
            <office:change-info>
              <dc:creator>Unbekannter Autor</dc:creator>
              <dc:date>2019-01-02T18:06:33</dc:date>
            </office:change-info>
          </text:insertion>
        </text:changed-region>
        <text:changed-region xml:id="ct94012054285664" text:id="ct94012054285664">
          <text:insertion>
            <office:change-info>
              <dc:creator>Unbekannter Autor</dc:creator>
              <dc:date>2019-01-02T18:07:03</dc:date>
            </office:change-info>
          </text:insertion>
        </text:changed-region>
        <text:changed-region xml:id="ct94012054285888" text:id="ct94012054285888">
          <text:insertion>
            <office:change-info>
              <dc:creator>Unbekannter Autor</dc:creator>
              <dc:date>2019-01-02T18:10:21</dc:date>
            </office:change-info>
          </text:insertion>
        </text:changed-region>
        <text:changed-region xml:id="ct94012054286112" text:id="ct94012054286112">
          <text:insertion>
            <office:change-info>
              <dc:creator>Unbekannter Autor</dc:creator>
              <dc:date>2019-01-02T18:11:10</dc:date>
            </office:change-info>
          </text:insertion>
        </text:changed-region>
        <text:changed-region xml:id="ct94012053326272" text:id="ct94012053326272">
          <text:insertion>
            <office:change-info>
              <dc:creator>Unbekannter Autor</dc:creator>
              <dc:date>2019-01-02T17:18:27</dc:date>
            </office:change-info>
          </text:insertion>
        </text:changed-region>
        <text:changed-region xml:id="ct94012054289024" text:id="ct94012054289024">
          <text:insertion>
            <office:change-info>
              <dc:creator>Unbekannter Autor</dc:creator>
              <dc:date>2019-01-02T17:19:58</dc:date>
            </office:change-info>
          </text:insertion>
        </text:changed-region>
        <text:changed-region xml:id="ct94012054289248" text:id="ct94012054289248">
          <text:insertion>
            <office:change-info>
              <dc:creator>Unbekannter Autor</dc:creator>
              <dc:date>2019-01-02T17:18:27</dc:date>
            </office:change-info>
          </text:insertion>
        </text:changed-region>
        <text:changed-region xml:id="ct94012054289552" text:id="ct94012054289552">
          <text:insertion>
            <office:change-info>
              <dc:creator>Unbekannter Autor</dc:creator>
              <dc:date>2019-01-02T17:22:10</dc:date>
            </office:change-info>
          </text:insertion>
        </text:changed-region>
        <text:changed-region xml:id="ct94012053330992" text:id="ct94012053330992">
          <text:insertion>
            <office:change-info>
              <dc:creator>Unbekannter Autor</dc:creator>
              <dc:date>2019-01-02T17:18:27</dc:date>
            </office:change-info>
          </text:insertion>
        </text:changed-region>
        <text:changed-region xml:id="ct94012054292240" text:id="ct94012054292240">
          <text:insertion>
            <office:change-info>
              <dc:creator>Unbekannter Autor</dc:creator>
              <dc:date>2019-01-02T17:31:45</dc:date>
            </office:change-info>
          </text:insertion>
        </text:changed-region>
        <text:changed-region xml:id="ct94012054292784" text:id="ct94012054292784">
          <text:insertion>
            <office:change-info>
              <dc:creator>Unbekannter Autor</dc:creator>
              <dc:date>2019-01-02T17:18:27</dc:date>
            </office:change-info>
          </text:insertion>
        </text:changed-region>
        <text:changed-region xml:id="ct94012054293104" text:id="ct94012054293104">
          <text:insertion>
            <office:change-info>
              <dc:creator>Unbekannter Autor</dc:creator>
              <dc:date>2019-01-02T17:32:53</dc:date>
            </office:change-info>
          </text:insertion>
        </text:changed-region>
        <text:changed-region xml:id="ct94012054294832" text:id="ct94012054294832">
          <text:insertion>
            <office:change-info>
              <dc:creator>Unbekannter Autor</dc:creator>
              <dc:date>2019-01-02T17:18:27</dc:date>
            </office:change-info>
          </text:insertion>
        </text:changed-region>
        <text:changed-region xml:id="ct94012054295056" text:id="ct94012054295056">
          <text:insertion>
            <office:change-info>
              <dc:creator>Unbekannter Autor</dc:creator>
              <dc:date>2019-01-02T17:35:44</dc:date>
            </office:change-info>
          </text:insertion>
        </text:changed-region>
        <text:changed-region xml:id="ct94012054295824" text:id="ct94012054295824">
          <text:insertion>
            <office:change-info>
              <dc:creator>Unbekannter Autor</dc:creator>
              <dc:date>2019-01-02T17:18:27</dc:date>
            </office:change-info>
          </text:insertion>
        </text:changed-region>
        <text:changed-region xml:id="ct94012054296048" text:id="ct94012054296048">
          <text:deletion>
            <office:change-info>
              <dc:creator>Unbekannter Autor</dc:creator>
              <dc:date>2019-01-02T17:17:34</dc:date>
            </office:change-info>
            <text:h text:style-name="P17" text:outline-level="3">General</text:h>
          </text:deletion>
        </text:changed-region>
        <text:changed-region xml:id="ct94012054296272" text:id="ct94012054296272">
          <text:insertion>
            <office:change-info>
              <dc:creator>Unbekannter Autor</dc:creator>
              <dc:date>2019-01-02T17:17:34</dc:date>
            </office:change-info>
          </text:insertion>
        </text:changed-region>
        <text:changed-region xml:id="ct94012054297264" text:id="ct94012054297264">
          <text:deletion>
            <office:change-info>
              <dc:creator>Unknown Author</dc:creator>
              <dc:date>2018-08-26T20:57:31</dc:date>
            </office:change-info>
            <text:list xml:id="list3663170757" text:style-name="L1">
              <text:list-item>
                <text:p text:style-name="P18">G0010 – A solution that makes it possible to store configurations, either singleton or factory, in a bundle that are installed in Configuration Admin when that bundle is installed.</text:p>
              </text:list-item>
              <text:list-item>
                <text:p text:style-name="P19">G0020 – It must be possible to specify configurations in a system property</text:p>
              </text:list-item>
              <text:list-item>
                <text:p text:style-name="P19">G0030 – Factory configurations must be idempotent.</text:p>
              </text:list-item>
              <text:list-item>
                <text:p text:style-name="P19">G0040 – If the bundle that originated a configuration gets uninstalled then all its configurations must be deleted</text:p>
              </text:list-item>
              <text:list-item>
                <text:p text:style-name="P19">G0050 – If a bundle with configurations is updated then configurations that are already on the system must not be updated.</text:p>
              </text:list-item>
              <text:list-item>
                <text:p text:style-name="P19">G0060 – Developers must be able to indicate that a configuration must be forced updated, even if it already exists.</text:p>
              </text:list-item>
              <text:list-item>
                <text:p text:style-name="P19">G0065 – G0040-G0060 imply the need for configurations to have an update policy. The update policy must define how it interacts with the lifecycle of the bundle containing the configuration.</text:p>
              </text:list-item>
              <text:list-item>
                <text:p text:style-name="P19">G0070 – It must be possible to prevent the updating of a configuration by the runtime even the developer forced it.</text:p>
              </text:list-item>
              <text:list-item>
                <text:p text:style-name="P19">G0080 – It must be possible to include BLOBs in the configuration that are stored in the bundle but extracted to the file system. </text:p>
              </text:list-item>
              <text:list-item>
                <text:p text:style-name="P19">G0085 – BLOBs must always be updated on the file system to a different location than the previous version. This is too avoid open file lock issues on Windows file systems.</text:p>
              </text:list-item>
              <text:list-item>
                <text:p text:style-name="P19">G0090 – It must be possible to load configuration from the host bundle as well as all its fragments</text:p>
              </text:list-item>
              <text:list-item>
                <text:p text:style-name="P19">G0100 – If configurations are duplicated, the specification must define a proper order</text:p>
              </text:list-item>
              <text:list-item>
                <text:p text:style-name="P19">G0120 – The format used to store the configuration must be a human readable text file. It should be easy to read. </text:p>
                <text:list>
                  <text:list-item>
                    <text:p text:style-name="P19">(### YAML is quite popular, but JSON would be ok as well, XML … )</text:p>
                  </text:list-item>
                </text:list>
              </text:list-item>
              <text:list-item>
                <text:p text:style-name="P19">G0125 – The format must allow configuration keys to be typed. For example: “foo:Integer”:”1”.</text:p>
              </text:list-item>
              <text:list-item>
                <text:p text:style-name="P19">G0130 – The configurations must by default be usable by any bundle. That is the bundle location must be “?”</text:p>
              </text:list-item>
              <text:list-item>
                <text:p text:style-name="P19">G0140 – It must be possible to specify a specific bundle location for a configuration (### yes? Not sure.)</text:p>
              </text:list-item>
              <text:list-item>
                <text:p text:style-name="P19">G0150 – It must be possible to coordinate the settings of configurations.</text:p>
              </text:list-item>
              <text:list-item>
                <text:p text:style-name="P19">G0160 – If the Configurer starts up, it must set all configurations that are at installed bundles at that moment in a single coordination.</text:p>
              </text:list-item>
              <text:list-item>
                <text:p text:style-name="P19">G0170 – The solution should group settings inside a coordination as much as possible.</text:p>
              </text:list-item>
              <text:list-item>
                <text:p text:style-name="P19">G0180 – The solution must be able to purge configurations from uninstalled bundles even if it had not been active while they were uninstalled.</text:p>
              </text:list-item>
              <text:list-item>
                <text:p text:style-name="P19">G0190 – It must be possible in runtime to disable the configuration of a complete bundle or specific configurations.</text:p>
              </text:list-item>
              <text:list-item>
                <text:p text:style-name="P19">G0200 – If the Metatype of a configuration can be found then the configuration values must be converted to the indicated types before being set in Configuration Admin. </text:p>
              </text:list-item>
              <text:list-item>
                <text:p text:style-name="P19">G0210 – If no metatype is found for a configuration then the specification must prescribe the value types for the chosen text format if this format does not cover all possible Configuration types.</text:p>
              </text:list-item>
              <text:list-item>
                <text:p text:style-name="P19">G0220 – Any errors must be logged</text:p>
              </text:list-item>
              <text:list-item>
                <text:p text:style-name="P19">G0230 – It must be possible to specify the configuration in multiple bundle resources. The specification must define how to resolve conflicting configurations.</text:p>
              </text:list-item>
              <text:list-item>
                <text:p text:style-name="P19">G0240 – It must be possible to specify a profile system property that can select a part of a configuration file. This will allow the same bundle to be used in different settings.</text:p>
              </text:list-item>
              <text:list-item>
                <text:p text:style-name="P18">G0250 – It must be possible to use information from the local system, for example passwords, if permitted.</text:p>
              </text:list-item>
            </text:list>
          </text:deletion>
        </text:changed-region>
        <text:changed-region xml:id="ct94012054297488" text:id="ct94012054297488">
          <text:insertion>
            <office:change-info>
              <dc:creator>Unbekannter Autor</dc:creator>
              <dc:date>2019-01-02T17:12:26</dc:date>
            </office:change-info>
          </text:insertion>
        </text:changed-region>
        <text:changed-region xml:id="ct94012054298320" text:id="ct94012054298320">
          <text:deletion>
            <office:change-info>
              <dc:creator>Unbekannter Autor</dc:creator>
              <dc:date>2019-01-02T17:12:30</dc:date>
            </office:change-info>
            <text:p text:style-name="P20">G</text:p>
          </text:deletion>
        </text:changed-region>
        <text:changed-region xml:id="ct94012054298016" text:id="ct94012054298016">
          <text:deletion>
            <office:change-info>
              <dc:creator>Unbekannter Autor</dc:creator>
              <dc:date>2019-01-02T17:34:19</dc:date>
            </office:change-info>
            <text:p text:style-name="P20">0</text:p>
          </text:deletion>
        </text:changed-region>
        <text:changed-region xml:id="ct94012054297712" text:id="ct94012054297712">
          <text:deletion>
            <office:change-info>
              <dc:creator>Unbekannter Autor</dc:creator>
              <dc:date>2019-01-02T17:23:16</dc:date>
            </office:change-info>
            <text:p text:style-name="P20">1</text:p>
          </text:deletion>
        </text:changed-region>
        <text:changed-region xml:id="ct94012054299424" text:id="ct94012054299424">
          <text:insertion>
            <office:change-info>
              <dc:creator>Unbekannter Autor</dc:creator>
              <dc:date>2019-01-02T17:34:19</dc:date>
            </office:change-info>
          </text:insertion>
        </text:changed-region>
        <text:changed-region xml:id="ct94012054300848" text:id="ct94012054300848">
          <text:insertion>
            <office:change-info>
              <dc:creator>Unknown Author</dc:creator>
              <dc:date>2018-08-26T20:57:31</dc:date>
            </office:change-info>
          </text:insertion>
        </text:changed-region>
        <text:changed-region xml:id="ct94012054301152" text:id="ct94012054301152">
          <text:deletion>
            <office:change-info>
              <dc:creator>Unbekannter Autor</dc:creator>
              <dc:date>2019-01-02T17:12:32</dc:date>
            </office:change-info>
            <text:p text:style-name="P20">define</text:p>
          </text:deletion>
        </text:changed-region>
        <text:changed-region xml:id="ct94012054302304" text:id="ct94012054302304">
          <text:insertion>
            <office:change-info>
              <dc:creator>Unbekannter Autor</dc:creator>
              <dc:date>2019-01-02T17:12:32</dc:date>
            </office:change-info>
          </text:insertion>
        </text:changed-region>
        <text:changed-region xml:id="ct94012054302608" text:id="ct94012054302608">
          <text:deletion>
            <office:change-info>
              <dc:creator>Unbekannter Autor</dc:creator>
              <dc:date>2019-01-02T17:12:52</dc:date>
            </office:change-info>
            <text:p text:style-name="P20"><text:s/>an undefined amount of filters via configuration, <text:span text:style-name="T24">that delays activation of a component until the conditions are met</text:span></text:p>
          </text:deletion>
        </text:changed-region>
        <text:changed-region xml:id="ct94012054304256" text:id="ct94012054304256">
          <text:insertion>
            <office:change-info>
              <dc:creator>Unbekannter Autor</dc:creator>
              <dc:date>2019-01-02T17:13:11</dc:date>
            </office:change-info>
          </text:insertion>
        </text:changed-region>
        <text:changed-region xml:id="ct94012054306224" text:id="ct94012054306224">
          <text:insertion>
            <office:change-info>
              <dc:creator>Unknown Author</dc:creator>
              <dc:date>2018-08-26T20:58:02</dc:date>
            </office:change-info>
          </text:insertion>
        </text:changed-region>
        <text:changed-region xml:id="ct94012053371744" text:id="ct94012053371744">
          <text:insertion>
            <office:change-info>
              <dc:creator>Unbekannter Autor</dc:creator>
              <dc:date>2019-01-02T17:13:57</dc:date>
            </office:change-info>
          </text:insertion>
        </text:changed-region>
        <text:changed-region xml:id="ct94012053363008" text:id="ct94012053363008">
          <text:insertion>
            <office:change-info>
              <dc:creator>Unbekannter Autor</dc:creator>
              <dc:date>2019-01-02T17:14:19</dc:date>
            </office:change-info>
          </text:insertion>
        </text:changed-region>
        <text:changed-region xml:id="ct94012053355472" text:id="ct94012053355472">
          <text:insertion>
            <office:change-info>
              <dc:creator>Unbekannter Autor</dc:creator>
              <dc:date>2019-01-02T17:15:09</dc:date>
            </office:change-info>
          </text:insertion>
        </text:changed-region>
        <text:changed-region xml:id="ct94012054305264" text:id="ct94012054305264">
          <text:insertion>
            <office:change-info>
              <dc:creator>Unbekannter Autor</dc:creator>
              <dc:date>2019-01-02T17:16:00</dc:date>
            </office:change-info>
          </text:insertion>
        </text:changed-region>
        <text:changed-region xml:id="ct94012054303872" text:id="ct94012054303872">
          <text:deletion>
            <office:change-info>
              <dc:creator>Unbekannter Autor</dc:creator>
              <dc:date>2019-01-02T17:16:36</dc:date>
            </office:change-info>
            <text:p text:style-name="P20"><text:span text:style-name="T25"><text:s/></text:span></text:p>
          </text:deletion>
        </text:changed-region>
        <text:changed-region xml:id="ct94012054298912" text:id="ct94012054298912">
          <text:insertion>
            <office:change-info>
              <dc:creator>Unbekannter Autor</dc:creator>
              <dc:date>2019-01-02T17:16:18</dc:date>
            </office:change-info>
          </text:insertion>
        </text:changed-region>
        <text:changed-region xml:id="ct94012054301376" text:id="ct94012054301376">
          <text:insertion>
            <office:change-info>
              <dc:creator>Unbekannter Autor</dc:creator>
              <dc:date>2019-01-02T17:17:26</dc:date>
            </office:change-info>
          </text:insertion>
        </text:changed-region>
        <text:changed-region xml:id="ct94012054301872" text:id="ct94012054301872">
          <text:insertion>
            <office:change-info>
              <dc:creator>Unbekannter Autor</dc:creator>
              <dc:date>2019-01-02T17:18:00</dc:date>
            </office:change-info>
          </text:insertion>
        </text:changed-region>
        <text:changed-region xml:id="ct94012054299648" text:id="ct94012054299648">
          <text:insertion>
            <office:change-info>
              <dc:creator>Unbekannter Autor</dc:creator>
              <dc:date>2019-01-02T17:42:15</dc:date>
            </office:change-info>
          </text:insertion>
        </text:changed-region>
        <text:changed-region xml:id="ct94012054300080" text:id="ct94012054300080">
          <text:insertion>
            <office:change-info>
              <dc:creator>Unbekannter Autor</dc:creator>
              <dc:date>2019-01-02T17:18:00</dc:date>
            </office:change-info>
          </text:insertion>
        </text:changed-region>
        <text:changed-region xml:id="ct94012054311936" text:id="ct94012054311936">
          <text:insertion>
            <office:change-info>
              <dc:creator>Unbekannter Autor</dc:creator>
              <dc:date>2019-01-02T17:18:00</dc:date>
            </office:change-info>
          </text:insertion>
        </text:changed-region>
        <text:changed-region xml:id="ct94012054314720" text:id="ct94012054314720">
          <text:insertion>
            <office:change-info>
              <dc:creator>Unbekannter Autor</dc:creator>
              <dc:date>2019-01-02T17:18:00</dc:date>
            </office:change-info>
          </text:insertion>
        </text:changed-region>
        <text:changed-region xml:id="ct94012054314944" text:id="ct94012054314944">
          <text:insertion>
            <office:change-info>
              <dc:creator>Unbekannter Autor</dc:creator>
              <dc:date>2019-01-02T17:40:39</dc:date>
            </office:change-info>
          </text:insertion>
        </text:changed-region>
        <text:changed-region xml:id="ct94012054315168" text:id="ct94012054315168">
          <text:insertion>
            <office:change-info>
              <dc:creator>Unbekannter Autor</dc:creator>
              <dc:date>2019-01-02T17:18:00</dc:date>
            </office:change-info>
          </text:insertion>
        </text:changed-region>
        <text:changed-region xml:id="ct94012054315392" text:id="ct94012054315392">
          <text:insertion>
            <office:change-info>
              <dc:creator>Unbekannter Autor</dc:creator>
              <dc:date>2019-01-02T17:18:00</dc:date>
            </office:change-info>
          </text:insertion>
        </text:changed-region>
        <text:changed-region xml:id="ct94012054317392" text:id="ct94012054317392">
          <text:insertion>
            <office:change-info>
              <dc:creator>Unbekannter Autor</dc:creator>
              <dc:date>2019-01-02T17:40:51</dc:date>
            </office:change-info>
          </text:insertion>
        </text:changed-region>
        <text:changed-region xml:id="ct94012054317616" text:id="ct94012054317616">
          <text:insertion>
            <office:change-info>
              <dc:creator>Unbekannter Autor</dc:creator>
              <dc:date>2019-01-02T17:18:00</dc:date>
            </office:change-info>
          </text:insertion>
        </text:changed-region>
        <text:changed-region xml:id="ct94012054317840" text:id="ct94012054317840">
          <text:deletion>
            <office:change-info>
              <dc:creator>Unbekannter Autor</dc:creator>
              <dc:date>2019-01-02T17:23:32</dc:date>
            </office:change-info>
            <text:h text:style-name="P21" text:outline-level="3"/>
            <text:p text:style-name="P22">G020 – It MUST be possible to define an undefined amount of filters via configuration, that cause deactivation of a component when the conditions are met. </text:p>
            <text:p text:style-name="P23"><text:span text:style-name="T24">G030 – It MUST be possible defer injection of dynamic services that are optional, after the activation of the component. </text:span></text:p>
          </text:deletion>
        </text:changed-region>
        <text:changed-region xml:id="ct94012054316816" text:id="ct94012054316816">
          <text:insertion>
            <office:change-info>
              <dc:creator>Unbekannter Autor</dc:creator>
              <dc:date>2019-01-02T17:24:01</dc:date>
            </office:change-info>
          </text:insertion>
        </text:changed-region>
        <text:changed-region xml:id="ct94012054296496" text:id="ct94012054296496">
          <text:insertion>
            <office:change-info>
              <dc:creator>Unbekannter Autor</dc:creator>
              <dc:date>2019-01-02T17:56:15</dc:date>
            </office:change-info>
          </text:insertion>
        </text:changed-region>
        <text:changed-region xml:id="ct94012054322048" text:id="ct94012054322048">
          <text:insertion>
            <office:change-info>
              <dc:creator>Unbekannter Autor</dc:creator>
              <dc:date>2019-01-02T17:57:48</dc:date>
            </office:change-info>
          </text:insertion>
        </text:changed-region>
        <text:changed-region xml:id="ct94012054322272" text:id="ct94012054322272">
          <text:insertion>
            <office:change-info>
              <dc:creator>Unbekannter Autor</dc:creator>
              <dc:date>2019-01-02T17:56:15</dc:date>
            </office:change-info>
          </text:insertion>
        </text:changed-region>
        <text:changed-region xml:id="ct94012054322496" text:id="ct94012054322496">
          <text:insertion>
            <office:change-info>
              <dc:creator>Unbekannter Autor</dc:creator>
              <dc:date>2019-01-02T17:28:51</dc:date>
            </office:change-info>
          </text:insertion>
        </text:changed-region>
        <text:changed-region xml:id="ct94012054328176" text:id="ct94012054328176">
          <text:insertion>
            <office:change-info>
              <dc:creator>Unbekannter Autor</dc:creator>
              <dc:date>2019-01-02T17:31:08</dc:date>
            </office:change-info>
          </text:insertion>
        </text:changed-region>
        <text:changed-region xml:id="ct94012054328400" text:id="ct94012054328400">
          <text:insertion>
            <office:change-info>
              <dc:creator>Unbekannter Autor</dc:creator>
              <dc:date>2019-01-02T17:29:00</dc:date>
            </office:change-info>
          </text:insertion>
        </text:changed-region>
        <text:changed-region xml:id="ct94012054329088" text:id="ct94012054329088">
          <text:insertion>
            <office:change-info>
              <dc:creator>Unbekannter Autor</dc:creator>
              <dc:date>2019-01-02T17:30:42</dc:date>
            </office:change-info>
          </text:insertion>
        </text:changed-region>
        <text:changed-region xml:id="ct94012054331936" text:id="ct94012054331936">
          <text:insertion>
            <office:change-info>
              <dc:creator>Unbekannter Autor</dc:creator>
              <dc:date>2019-01-02T17:34:58</dc:date>
            </office:change-info>
          </text:insertion>
        </text:changed-region>
        <text:changed-region xml:id="ct94012054333264" text:id="ct94012054333264">
          <text:insertion>
            <office:change-info>
              <dc:creator>Unbekannter Autor</dc:creator>
              <dc:date>2019-01-02T17:37:37</dc:date>
            </office:change-info>
          </text:insertion>
        </text:changed-region>
        <text:changed-region xml:id="ct94012051319856" text:id="ct94012051319856">
          <text:insertion>
            <office:change-info>
              <dc:creator>Unbekannter Autor</dc:creator>
              <dc:date>2019-01-02T17:34:58</dc:date>
            </office:change-info>
          </text:insertion>
        </text:changed-region>
        <text:changed-region xml:id="ct94012051321728" text:id="ct94012051321728">
          <text:insertion>
            <office:change-info>
              <dc:creator>Unbekannter Autor</dc:creator>
              <dc:date>2019-01-02T17:35:00</dc:date>
            </office:change-info>
          </text:insertion>
        </text:changed-region>
        <text:changed-region xml:id="ct94012051323440" text:id="ct94012051323440">
          <text:insertion>
            <office:change-info>
              <dc:creator>Unbekannter Autor</dc:creator>
              <dc:date>2019-01-02T17:37:37</dc:date>
            </office:change-info>
          </text:insertion>
        </text:changed-region>
        <text:changed-region xml:id="ct94012051321328" text:id="ct94012051321328">
          <text:insertion>
            <office:change-info>
              <dc:creator>Unbekannter Autor</dc:creator>
              <dc:date>2019-01-02T17:58:01</dc:date>
            </office:change-info>
          </text:insertion>
        </text:changed-region>
        <text:changed-region xml:id="ct94012053381056" text:id="ct94012053381056">
          <text:insertion>
            <office:change-info>
              <dc:creator>Unbekannter Autor</dc:creator>
              <dc:date>2019-01-02T18:07:28</dc:date>
            </office:change-info>
          </text:insertion>
        </text:changed-region>
        <text:changed-region xml:id="ct94012054330960" text:id="ct94012054330960">
          <text:insertion>
            <office:change-info>
              <dc:creator>Unbekannter Autor</dc:creator>
              <dc:date>2019-01-02T18:08:37</dc:date>
            </office:change-info>
          </text:insertion>
        </text:changed-region>
        <text:changed-region xml:id="ct94012054331344" text:id="ct94012054331344">
          <text:insertion>
            <office:change-info>
              <dc:creator>Unbekannter Autor</dc:creator>
              <dc:date>2019-01-02T18:09:07</dc:date>
            </office:change-info>
          </text:insertion>
        </text:changed-region>
        <text:changed-region xml:id="ct94012054332160" text:id="ct94012054332160">
          <text:deletion>
            <office:change-info>
              <dc:creator>Unknown Author</dc:creator>
              <dc:date>2018-08-26T20:57:11</dc:date>
            </office:change-info>
            <text:list xml:id="list2102684728" text:style-name="L2">
              <text:list-item>
                <text:p text:style-name="P24">Configuration Admin</text:p>
              </text:list-item>
              <text:list-item>
                <text:p text:style-name="P24">C0010 – It must be possible to specify the service.pid value when creating a factory configuration. This implies the need for a get_or_create factory configuration method in ConfigurationAdmin.</text:p>
              </text:list-item>
            </text:list>
          </text:deletion>
        </text:changed-region>
        <text:changed-region xml:id="ct94012054334800" text:id="ct94012054334800">
          <text:deletion>
            <office:change-info>
              <dc:creator>Unbekannter Autor</dc:creator>
              <dc:date>2018-12-29T09:33:30</dc:date>
            </office:change-info>
            <text:list xml:id="list2865377420" text:style-name="WW8Num3">
              <text:list-item>
                <text:p text:style-name="P25"><text:span text:style-name="T26">Bradner, S.</text:span></text:p>
              </text:list-item>
            </text:list>
          </text:deletion>
        </text:changed-region>
        <text:changed-region xml:id="ct94012054332928" text:id="ct94012054332928">
          <text:deletion>
            <office:change-info>
              <dc:creator>Unbekannter Autor</dc:creator>
              <dc:date>2018-12-29T09:35:15</dc:date>
            </office:change-info>
            <text:list xml:id="list105849080299969" text:continue-numbering="true" text:style-name="WW8Num3">
              <text:list-item>
                <text:p text:style-name="P25"><text:span text:style-name="T26">, </text:span></text:p>
              </text:list-item>
            </text:list>
          </text:deletion>
        </text:changed-region>
        <text:changed-region xml:id="ct94012054335024" text:id="ct94012054335024">
          <text:insertion>
            <office:change-info>
              <dc:creator>Unbekannter Autor</dc:creator>
              <dc:date>2018-12-29T09:34:05</dc:date>
            </office:change-info>
          </text:insertion>
        </text:changed-region>
        <text:changed-region xml:id="ct94012054335920" text:id="ct94012054335920">
          <text:deletion>
            <office:change-info>
              <dc:creator>Unbekannter Autor</dc:creator>
              <dc:date>2018-12-29T09:34:59</dc:date>
            </office:change-info>
            <text:list xml:id="list105848526994988" text:continue-numbering="true" text:style-name="WW8Num3">
              <text:list-item>
                <text:p text:style-name="P25"><text:span text:style-name="T26">Key words for use in RFCs to Indicate</text:span></text:p>
              </text:list-item>
            </text:list>
          </text:deletion>
        </text:changed-region>
        <text:changed-region xml:id="ct94012054337392" text:id="ct94012054337392">
          <text:insertion>
            <office:change-info>
              <dc:creator>Unbekannter Autor</dc:creator>
              <dc:date>2018-12-29T09:35:21</dc:date>
            </office:change-info>
          </text:insertion>
        </text:changed-region>
        <text:changed-region xml:id="ct94012054338768" text:id="ct94012054338768">
          <text:insertion>
            <office:change-info>
              <dc:creator>Unbekannter Autor</dc:creator>
              <dc:date>2018-12-29T09:36:00</dc:date>
            </office:change-info>
          </text:insertion>
        </text:changed-region>
        <text:changed-region xml:id="ct94012054339120" text:id="ct94012054339120">
          <text:deletion>
            <office:change-info>
              <dc:creator>Unbekannter Autor</dc:creator>
              <dc:date>2018-12-29T09:36:35</dc:date>
            </office:change-info>
            <text:list xml:id="list105849322499896" text:continue-numbering="true" text:style-name="WW8Num3">
              <text:list-item>
                <text:p text:style-name="P25"><text:span text:style-name="T26"><text:s/>Requirement Levels, RFC2119, March 1997</text:span></text:p>
              </text:list-item>
            </text:list>
          </text:deletion>
        </text:changed-region>
        <text:changed-region xml:id="ct94012051324288" text:id="ct94012051324288">
          <text:deletion>
            <office:change-info>
              <dc:creator>Unknown Author</dc:creator>
              <dc:date>2018-08-26T20:57:03</dc:date>
            </office:change-info>
            <text:list xml:id="list105848765169097" text:continue-numbering="true" text:style-name="WW8Num3">
              <text:list-header>
                <text:p text:style-name="P26"><text:a xlink:type="simple" xlink:href="http://felix.apache.org/site/apache-felix-file-install.html" text:style-name="Internet_20_link" text:visited-style-name="Visited_20_Internet_20_Link">http://felix.apache.org/site/apache-felix-file-install.html</text:a></text:p>
              </text:list-header>
              <text:list-item>
                <text:p text:style-name="P26"><text:bookmark-start text:name="__RefNumPara__3062_12087084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a xlink:type="simple" xlink:href="http://enroute.osgi.org/services/osgi.enroute.configurer.api.html" text:style-name="Internet_20_link" text:visited-style-name="Visited_20_Internet_20_Link">http://enroute.osgi.org/services/osgi.enroute.configurer.api.html</text:a><text:bookmark-end text:name="__RefNumPara__3062_12087084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26"><text:bookmark-start text:name="__RefNumPara__3106_12087084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a xlink:type="simple" xlink:href="http://jpm4j.org/#!/p/osgi/biz.aQute.bndlib" text:style-name="Internet_20_link" text:visited-style-name="Visited_20_Internet_20_Link">http://jpm4j.org/#!/p/osgi/biz.aQute.bndlib</text:a><text:bookmark-end text:name="__RefNumPara__3106_12087084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26"><text:bookmark-start text:name="__RefNumPara__3196_12087084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https://angularjs.org/<text:bookmark-end text:name="__RefNumPara__3196_12087084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
          </text:deletion>
        </text:changed-region>
        <text:changed-region xml:id="ct94012052703216" text:id="ct94012052703216">
          <text:deletion>
            <office:change-info>
              <dc:creator>Unknown Author</dc:creator>
              <dc:date>2018-08-26T20:55:58</dc:date>
            </office:change-info>
            <text:p text:style-name="P27">Peter Kriens</text:p>
          </text:deletion>
        </text:changed-region>
        <text:changed-region xml:id="ct94012054337616" text:id="ct94012054337616">
          <text:deletion>
            <office:change-info>
              <dc:creator>Unbekannter Autor</dc:creator>
              <dc:date>2019-01-02T17:30:03</dc:date>
            </office:change-info>
            <text:p text:style-name="P27">Jürgen</text:p>
          </text:deletion>
        </text:changed-region>
        <text:changed-region xml:id="ct94012054212032" text:id="ct94012054212032">
          <text:insertion>
            <office:change-info>
              <dc:creator>Unbekannter Autor</dc:creator>
              <dc:date>2019-01-02T17:30:03</dc:date>
            </office:change-info>
          </text:insertion>
        </text:changed-region>
        <text:changed-region xml:id="ct94012054230880" text:id="ct94012054230880">
          <text:insertion>
            <office:change-info>
              <dc:creator>Unknown Author</dc:creator>
              <dc:date>2018-08-26T20:55:58</dc:date>
            </office:change-info>
          </text:insertion>
        </text:changed-region>
        <text:changed-region xml:id="ct94012054233296" text:id="ct94012054233296">
          <text:deletion>
            <office:change-info>
              <dc:creator>Unbekannter Autor</dc:creator>
              <dc:date>2019-01-02T17:30:05</dc:date>
            </office:change-info>
            <text:p text:style-name="P27">Albert</text:p>
          </text:deletion>
        </text:changed-region>
        <text:changed-region xml:id="ct94012054253536" text:id="ct94012054253536">
          <text:insertion>
            <office:change-info>
              <dc:creator>Unbekannter Autor</dc:creator>
              <dc:date>2019-01-02T17:30:05</dc:date>
            </office:change-info>
          </text:insertion>
        </text:changed-region>
        <text:changed-region xml:id="ct94012054248816" text:id="ct94012054248816">
          <text:deletion>
            <office:change-info>
              <dc:creator>Unknown Author</dc:creator>
              <dc:date>2018-08-26T20:56:03</dc:date>
            </office:change-info>
            <text:p text:style-name="P27">aQute</text:p>
          </text:deletion>
        </text:changed-region>
        <text:changed-region xml:id="ct94012052248656" text:id="ct94012052248656">
          <text:insertion>
            <office:change-info>
              <dc:creator>Unknown Author</dc:creator>
              <dc:date>2018-08-26T20:56:03</dc:date>
            </office:change-info>
          </text:insertion>
        </text:changed-region>
        <text:changed-region xml:id="ct94012052249760" text:id="ct94012052249760">
          <text:deletion>
            <office:change-info>
              <dc:creator>Unknown Author</dc:creator>
              <dc:date>2018-08-26T20:56:22</dc:date>
            </office:change-info>
            <text:p text:style-name="P27">9c, Avenue St. Drezery</text:p>
          </text:deletion>
        </text:changed-region>
        <text:changed-region xml:id="ct94012054254160" text:id="ct94012054254160">
          <text:insertion>
            <office:change-info>
              <dc:creator>Unknown Author</dc:creator>
              <dc:date>2018-08-26T20:56:22</dc:date>
            </office:change-info>
          </text:insertion>
        </text:changed-region>
        <text:changed-region xml:id="ct94012054259104" text:id="ct94012054259104">
          <text:deletion>
            <office:change-info>
              <dc:creator>Unbekannter Autor</dc:creator>
              <dc:date>2018-09-19T11:07:47</dc:date>
            </office:change-info>
            <text:p text:style-name="P28">3</text:p>
          </text:deletion>
        </text:changed-region>
        <text:changed-region xml:id="ct94012054258608" text:id="ct94012054258608">
          <text:deletion>
            <office:change-info>
              <dc:creator>Unknown Author</dc:creator>
              <dc:date>2018-08-26T20:56:41</dc:date>
            </office:change-info>
            <text:p text:style-name="P28">3 467542167</text:p>
          </text:deletion>
        </text:changed-region>
        <text:changed-region xml:id="ct94012051310208" text:id="ct94012051310208">
          <text:insertion>
            <office:change-info>
              <dc:creator>Unbekannter Autor</dc:creator>
              <dc:date>2018-09-19T11:07:47</dc:date>
            </office:change-info>
          </text:insertion>
        </text:changed-region>
        <text:changed-region xml:id="ct94012054273952" text:id="ct94012054273952">
          <text:insertion>
            <office:change-info>
              <dc:creator>Unknown Author</dc:creator>
              <dc:date>2018-08-26T20:56:41</dc:date>
            </office:change-info>
          </text:insertion>
        </text:changed-region>
        <text:changed-region xml:id="ct94012053318400" text:id="ct94012053318400">
          <text:deletion>
            <office:change-info>
              <dc:creator>Unbekannter Autor</dc:creator>
              <dc:date>2019-01-02T17:30:12</dc:date>
            </office:change-info>
            <text:p text:style-name="P28"><text:span text:style-name="T27">1577</text:span></text:p>
          </text:deletion>
        </text:changed-region>
        <text:changed-region xml:id="ct94012053325072" text:id="ct94012053325072">
          <text:insertion>
            <office:change-info>
              <dc:creator>Unbekannter Autor</dc:creator>
              <dc:date>2019-01-02T17:30:12</dc:date>
            </office:change-info>
          </text:insertion>
        </text:changed-region>
        <text:changed-region xml:id="ct94012054307024" text:id="ct94012054307024">
          <text:insertion>
            <office:change-info>
              <dc:creator>Unknown Author</dc:creator>
              <dc:date>2018-08-26T20:56:41</dc:date>
            </office:change-info>
          </text:insertion>
        </text:changed-region>
        <text:changed-region xml:id="ct94012054304992" text:id="ct94012054304992">
          <text:deletion>
            <office:change-info>
              <dc:creator>Unbekannter Autor</dc:creator>
              <dc:date>2019-01-02T17:30:14</dc:date>
            </office:change-info>
            <text:p text:style-name="P28"><text:span text:style-name="T27">2521634</text:span></text:p>
          </text:deletion>
        </text:changed-region>
        <text:changed-region xml:id="ct94012054318640" text:id="ct94012054318640">
          <text:insertion>
            <office:change-info>
              <dc:creator>Unbekannter Autor</dc:creator>
              <dc:date>2019-01-02T17:30:14</dc:date>
            </office:change-info>
          </text:insertion>
        </text:changed-region>
        <text:changed-region xml:id="ct94012054319168" text:id="ct94012054319168">
          <text:deletion>
            <office:change-info>
              <dc:creator>Unknown Author</dc:creator>
              <dc:date>2018-08-26T20:56:48</dc:date>
            </office:change-info>
            <text:p text:style-name="P29">Peter.kriens@aQute.biz</text:p>
          </text:deletion>
        </text:changed-region>
        <text:changed-region xml:id="ct94012053405504" text:id="ct94012053405504">
          <text:deletion>
            <office:change-info>
              <dc:creator>Unbekannter Autor</dc:creator>
              <dc:date>2019-01-02T17:30:19</dc:date>
            </office:change-info>
            <text:p text:style-name="P29">j.albert</text:p>
          </text:deletion>
        </text:changed-region>
        <text:changed-region xml:id="ct94012054320240" text:id="ct94012054320240">
          <text:insertion>
            <office:change-info>
              <dc:creator>Unbekannter Autor</dc:creator>
              <dc:date>2019-01-02T17:30:19</dc:date>
            </office:change-info>
          </text:insertion>
        </text:changed-region>
        <text:changed-region xml:id="ct94012051323664" text:id="ct94012051323664">
          <text:insertion>
            <office:change-info>
              <dc:creator>Unknown Author</dc:creator>
              <dc:date>2018-08-26T20:5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3" draw:name="graphics1" text:anchor-type="paragraph" svg:width="17.78cm" svg:height="7.893cm" draw:z-index="0"><draw:image xlink:href="Pictures/1000020100000427000001D861406D9F1B8C46FE.png" xlink:type="simple" xlink:show="embed" xlink:actuate="onLoad" loext:mime-type="image/png"/></draw:frame></text:p>
      <text:p text:style-name="Document_20_Title"><text:user-defined style:data-style-name="N0" text:name="RFP Title">RFP-192-Messaging</text:user-defined></text:p>
      <text:p text:style-name="Document_20_Title"><text:span text:style-name="T65">Final<text:line-break/><text:line-break/></text:span><text:span text:style-name="T65"><text:page-count style:num-format="1">8</text:page-count></text:span><text:span text:style-name="T65"> Pages</text:span></text:p>
      <text:p text:style-name="P32">Abstract</text:p>
      <text:p text:style-name="P1"><text:change text:change-id="ct94012052441696"/><text:change text:change-id="ct94012052448832"/><text:change-start text:change-id="ct94012052421456"/>Asynchronous communication is an <text:change-end text:change-id="ct94012052421456"/><text:span text:style-name="T80">important</text:span><text:change-start text:change-id="ct94012053202512"/> factor in today's business applications. Especially in the IoT domain but also for distributed infrastructures the communication over publish/subscribe protocols are common mechanisms. <text:change-end text:change-id="ct94012053202512"/><text:span text:style-name="T80">Whereas</text:span><text:change-start text:change-id="ct94012053225936"/> the existing OSGi Event Admin specification already <text:change-end text:change-id="ct94012053225936"/><text:span text:style-name="T80">describes</text:span><text:change-start text:change-id="ct94012053507536"/> an asynchronous e<text:span text:style-name="T67">v</text:span>ent model within an OSGi framework, this RFP addresses the interaction of an OSGi environment with third-party communication protocols using a common interface.<text:change-end text:change-id="ct94012053507536"/><text:change text:change-id="ct94012053507840"/></text:p>
      <text:h text:style-name="P71" text:outline-level="1" text:restart-numbering="true" text:start-value="-1">Document Information</text:h>
      <text:h text:style-name="P6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3">0 <text:s/>Document Information<text:tab/>2</text:p>
          <text:p text:style-name="P61">0.1 <text:s/>Table of Contents<text:tab/>2</text:p>
          <text:p text:style-name="P61">0.2 <text:s/>Terminology and Document Conventions<text:tab/>3</text:p>
          <text:p text:style-name="P61">0.3 <text:s/>Revision History<text:tab/>3</text:p>
          <text:p text:style-name="P62">1 <text:s/>Introduction<text:tab/>3</text:p>
          <text:p text:style-name="P62">2 <text:s/>Application Domain<text:tab/>4</text:p>
          <text:p text:style-name="P61">2.1 <text:s/>Terminology + Abbreviations<text:tab/>4</text:p>
          <text:p text:style-name="P60">2.1.1 <text:s/>Message<text:tab/>5</text:p>
          <text:p text:style-name="P60">2.1.2 <text:s/>Channel<text:tab/>5</text:p>
          <text:p text:style-name="P60">2.1.3 <text:s/>Sender / Publisher<text:tab/>5</text:p>
          <text:p text:style-name="P60">2.1.4 <text:s/>Messaging RPC<text:tab/>5</text:p>
          <text:p text:style-name="P62">3 <text:s/>Problem Description<text:tab/>5</text:p>
          <text:p text:style-name="P62">4 <text:s/>Use Cases<text:tab/>6</text:p>
          <text:p text:style-name="P61">4.1 <text:s/>Message sending<text:tab/>6</text:p>
          <text:p text:style-name="P61">4.2 <text:s/>Receiving messages<text:tab/>6</text:p>
          <text:p text:style-name="P61">4.3 <text:s text:c="2"/>RPC over messaging<text:tab/>6</text:p>
          <text:p text:style-name="P61">4.4 <text:s text:c="2"/>Event Admin<text:tab/>6</text:p>
          <text:p text:style-name="P62">5 <text:s/>Requirements<text:tab/>6</text:p>
          <text:p text:style-name="P60">5.1.1 <text:s/>General<text:tab/>6</text:p>
          <text:p text:style-name="P60">5.1.2 <text:s/>Channels<text:tab/>7</text:p>
          <text:p text:style-name="P60">5.1.3 <text:s/>Messages<text:tab/>7</text:p>
          <text:p text:style-name="P60">5.1.4 <text:s/>Event Admin<text:tab/>7</text:p>
          <text:p text:style-name="P62">6 <text:s/>Document Support<text:tab/>8</text:p>
          <text:p text:style-name="P61">6.1 <text:s/>References<text:tab/>8</text:p>
          <text:p text:style-name="P61">6.2 <text:s/>Author’s Address<text:tab/>8</text:p>
          <text:p text:style-name="P61">6.3 <text:s/>End of Document<text:tab/>8</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66">Source code is shown in this typeface</text:span>.</text:p>
      <text:h text:style-name="Heading_20_2" text:outline-level="2">Revision History</text:h>
      <text:p text:style-name="P4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35">Initial</text:p>
          </table:table-cell>
          <table:table-cell table:style-name="Table1.A1" office:value-type="string">
            <text:p text:style-name="P2"><text:change text:change-id="ct94012054200048"/><text:change-start text:change-id="ct94012054200352"/>2<text:change-end text:change-id="ct94012054200352"/><text:change text:change-id="ct94012054200576"/><text:change-start text:change-id="ct94012054201904"/><text:span text:style-name="T67">8</text:span><text:change-end text:change-id="ct94012054201904"/><text:change-start text:change-id="ct94012054202208"/>.<text:change-end text:change-id="ct94012054202208"/><text:change text:change-id="ct94012054202512"/><text:change-start text:change-id="ct94012054203856"/><text:span text:style-name="T67">1</text:span><text:change-end text:change-id="ct94012054203856"/><text:change-start text:change-id="ct94012054205504"/><text:span text:style-name="T67">2</text:span><text:change-end text:change-id="ct94012054205504"/><text:change-start text:change-id="ct94012054205952"/>.2018<text:change-end text:change-id="ct94012054205952"/></text:p>
          </table:table-cell>
          <table:table-cell table:style-name="Table1.C1" office:value-type="string">
            <text:p text:style-name="P3">Initial<text:change-start text:change-id="ct94012054206512"/> -<text:change-end text:change-id="ct94012054206512"/><text:change text:change-id="ct94012054207184"/><text:change text:change-id="ct94012054206960"/><text:change text:change-id="ct94012054206736"/><text:change-start text:change-id="ct94012054207408"/> <text:change-end text:change-id="ct94012054207408"/><text:change-start text:change-id="ct94012054207632"/><text:span text:style-name="T2">Mar</text:span><text:change-end text:change-id="ct94012054207632"/><text:change-start text:change-id="ct94012054208352"/><text:span text:style-name="T2">k Hoffmann</text:span><text:change-end text:change-id="ct94012054208352"/></text:p>
          </table:table-cell>
        </table:table-row>
      </table:table>
      <text:p text:style-name="Body"/>
      <text:h text:style-name="Heading_20_1" text:outline-level="1">Introduction</text:h>
      <text:p text:style-name="P4"><text:change text:change-id="ct94012052727664"/><text:change text:change-id="ct94012054199296"/><text:change-start text:change-id="ct94012054197248"/>In the past there <text:span text:style-name="T68">have already been </text:span>some efforts to bring asynchronous messaging into the OSGi <text:span text:style-name="T68">framework</text:span>. <text:span text:style-name="T68">There was the Distributed Eventing RFC-214 and the MQTT Adapter RFC-229. In addition to that there are further available specification like </text:span>OSGi RSA, Promises and PushStreams, that <text:span text:style-name="T68">focus on remote events, a</text:span>synchronous processing <text:span text:style-name="T68">and</text:span> <text:span text:style-name="T68">reactive </text:span>event handling. <text:span text:style-name="T70">Promises and PushStreams are optimal partners to deal with the asynchronous programming model, that comes with the messaging pattern</text:span><text:change-end text:change-id="ct94012054197248"/><text:span text:style-name="T70">.</text:span><text:change-start text:change-id="ct94012053584592"/></text:p>
      <text:p text:style-name="P4">Especially <text:span text:style-name="T68">because of the growing popularity of the IoT domain,</text:span> it is important to enable OSGi to be connected with the IoT world. </text:p>
      <text:p text:style-name="P37">Beside that, protocols like AMQP, the Kafka Protocol or JMS are also heavily used in back-end infrastructures. <text:s/>This RFC tries to readdress this use-cases again, in respect to the existing supporting specifications. <text:change-end text:change-id="ct94012053584592"/><text:change-start text:change-id="ct94012054210272"/><text:span text:style-name="T69">For a seamless use of OSGi as well in IoT infrastructures and cloud-infrastructures, it is important to provide an easy to use and also seamless integration of different communication protocols in OSGi</text:span><text:change-end text:change-id="ct94012054210272"/><text:change-start text:change-id="ct94012054210816"/><text:span text:style-name="T69">. </text:span></text:p>
      <text:p text:style-name="P50">With the Event Admin specification, there is already an ease to use approach, f<text:change-end text:change-id="ct94012054210816"/><text:change-start text:change-id="ct94012054211040"/>or in-framework events. Distributed events often needs additional configuration parameters <text:change-end text:change-id="ct94012054211040"/><text:change-start text:change-id="ct94012054211264"/>like quality of service, time-to-live or event strategies that needs to be published to. S<text:change-end text:change-id="ct94012054211264"/><text:change-start text:change-id="ct94012054211488"/>o this RFC is seen for standalone use but also as an extension to the Event Admin to prov<text:change-end text:change-id="ct94012054211488"/><text:change-start text:change-id="ct94012054211712"/>ide the possibility for a Remote Event Admin. <text:change-end text:change-id="ct94012054211712"/></text:p>
      <text:h text:style-name="Heading_20_1" text:outline-level="1"><text:soft-page-break/>Application Domain</text:h>
      <text:p text:style-name="P5"><text:change text:change-id="ct94012052915168"/><text:change text:change-id="ct94012054200800"/><text:change-start text:change-id="ct94012054209408"/><text:span text:style-name="T9">M</text:span><text:span text:style-name="T6">essaging </text:span><text:change-end text:change-id="ct94012054209408"/><text:change-start text:change-id="ct94012054217408"/><text:span text:style-name="T6">is a pattern to reliably transport messages over a </text:span><text:span text:style-name="T41">inherent</text:span><text:span text:style-name="T6"> unreliable network </text:span><text:span text:style-name="T41">from a produce to one or more receivers</text:span><text:span text:style-name="T6">. </text:span><text:change-end text:change-id="ct94012054217408"/><text:change-start text:change-id="ct94012054219136"/><text:span text:style-name="T41">The process is to move messages from one system to another or many. </text:span><text:change-end text:change-id="ct94012054219136"/><text:change-start text:change-id="ct94012054220880"/><text:span text:style-name="T41">The messaging system uses channels to do that. Bec</text:span><text:change-end text:change-id="ct94012054220880"/><text:change-start text:change-id="ct94012054222512"/><text:span text:style-name="T41">ause it is never clear, if the network is available or the receiver system, it is the task of the messaging system to handle that</text:span><text:change-end text:change-id="ct94012054222512"/><text:change-start text:change-id="ct94012054224144"/><text:span text:style-name="T41">. </text:span><text:change-end text:change-id="ct94012054224144"/><text:change-start text:change-id="ct94012054201568"/></text:p>
      <text:p text:style-name="P51"><text:span text:style-name="T41">T</text:span><text:change-end text:change-id="ct94012054201568"/><text:change-start text:change-id="ct94012052915904"/><text:span text:style-name="T6">here are also different</text:span><text:change-end text:change-id="ct94012052915904"/><text:change-start text:change-id="ct94012052916640"/><text:span text:style-name="T6"> concepts in moving messages:</text:span></text:p>
      <text:list xml:id="list1576910676" text:style-name="L3">
        <text:list-item>
          <text:p text:style-name="P90"><text:span text:style-name="T42">Send and Forget </text:span><text:change-end text:change-id="ct94012052916640"/><text:change-start text:change-id="ct94012054214272"/><text:span text:style-name="T42">–</text:span><text:change-end text:change-id="ct94012054214272"/><text:change-start text:change-id="ct94012051561232"/><text:span text:style-name="T42"> Waits to successful send </text:span></text:p>
        </text:list-item>
        <text:list-item>
          <text:p text:style-name="P91"><text:span text:style-name="T6">Send and Forward </text:span><text:change-end text:change-id="ct94012051561232"/><text:change-start text:change-id="ct94012054223488"/><text:span text:style-name="T6">–</text:span><text:change-end text:change-id="ct94012054223488"/><text:change-start text:change-id="ct94012054222912"/><text:span text:style-name="T6"> Waits to successful receiv</text:span><text:change-end text:change-id="ct94012054222912"/><text:change-start text:change-id="ct94012054221248"/><text:span text:style-name="T6">e</text:span></text:p>
        </text:list-item>
      </text:list>
      <text:p text:style-name="P39"><text:change-end text:change-id="ct94012054221248"/><text:change-start text:change-id="ct94012054221472"/>Using the ”Send and Forget” concept, the sender, will not know, if the message was received, whereas with “Send and Forward” this receive information is known to the sender. <text:change-end text:change-id="ct94012054221472"/><text:change-start text:change-id="ct94012054224944"/></text:p>
      <text:p text:style-name="P40"><text:change-end text:change-id="ct94012054224944"/><text:change-start text:change-id="ct94012054212720"/>There are also some differences in the messaging channel types, that are common<text:change-end text:change-id="ct94012054212720"/><text:change-start text:change-id="ct94012054234112"/>:</text:p>
      <text:list xml:id="list1528097203" text:style-name="L4">
        <text:list-item>
          <text:p text:style-name="P81">Point-to-point</text:p>
        </text:list-item>
        <text:list-item>
          <text:p text:style-name="P81">Publish-Subscribe</text:p>
        </text:list-item>
        <text:list-item>
          <text:p text:style-name="P81">Guaranteed delivery</text:p>
        </text:list-item>
        <text:list-item>
          <text:p text:style-name="P81"><text:change-end text:change-id="ct94012054234112"/><text:change-start text:change-id="ct94012054237328"/>Invalid message</text:p>
        </text:list-item>
        <text:list-item>
          <text:p text:style-name="P81">Dead-letter</text:p>
        </text:list-item>
      </text:list>
      <text:p text:style-name="P40">Th<text:change-end text:change-id="ct94012054237328"/><text:change-start text:change-id="ct94012054237712"/>ese channel types are <text:span text:style-name="T71">used to deal with certain use-cases like RPC </text:span><text:change-end text:change-id="ct94012054237712"/><text:change-start text:change-id="ct94012054238432"/><text:span text:style-name="T71">over messaging or a quality of service. The last is heavily used in MQTT.</text:span><text:change-end text:change-id="ct94012054238432"/><text:change-start text:change-id="ct94012054238736"/></text:p>
      <text:p text:style-name="P41">Another important fact is the structure of the messages. They usually consist<text:change-end text:change-id="ct94012054238736"/><text:change-start text:change-id="ct94012054239792"/> of a header and body. The body contains the payload that is an array of bytes. The header provides additional properties for the message. There are <text:change-end text:change-id="ct94012054239792"/><text:change-start text:change-id="ct94012054240016"/>some common properties that are used for handling RPC,<text:change-end text:change-id="ct94012054240016"/><text:change-start text:change-id="ct94012054240240"/> sequencing/ordering of messages, time-synchronization, filtering and others.<text:change-end text:change-id="ct94012054240240"/><text:change-start text:change-id="ct94012054240544"/> <text:span text:style-name="T74">This is important because messaging dec</text:span><text:change-end text:change-id="ct94012054240544"/><text:change-start text:change-id="ct94012054241088"/><text:span text:style-name="T74">ouples communication and has <text:s/>different demands regarding assumptions that are made to the process compared to a local call. </text:span><text:change-end text:change-id="ct94012054241088"/><text:span text:style-name="T74">Thus</text:span><text:change-start text:change-id="ct94012054241312"/><text:span text:style-name="T74"> there is are additional seman</text:span><text:change-end text:change-id="ct94012054241312"/><text:change-start text:change-id="ct94012054244128"/><text:span text:style-name="T74">tics for. e.g. time-outs, retry-counts, address-spaces.</text:span><text:change-end text:change-id="ct94012054244128"/><text:change-start text:change-id="ct94012052243952"/></text:p>
      <text:p text:style-name="P42">Messaging in general induces<text:change-end text:change-id="ct94012052243952"/><text:change-start text:change-id="ct94012054242928"/> a<text:change-end text:change-id="ct94012054242928"/><text:span text:style-name="T80">n </text:span><text:change-start text:change-id="ct94012054243152"/>asynchronous programming model. Therefor <text:change-end text:change-id="ct94012054243152"/><text:change-start text:change-id="ct94012054241536"/><text:span text:style-name="T73">Promises and PushStreams are already existing specifications that </text:span><text:change-end text:change-id="ct94012054241536"/><text:change-start text:change-id="ct94012054242160"/><text:span text:style-name="T73">are an optimal solution for data-handling as well as </text:span><text:change-end text:change-id="ct94012054242160"/><text:change-start text:change-id="ct94012054246976"/><text:span text:style-name="T73">scaling of actors over more than one thread.</text:span><text:change-end text:change-id="ct94012054246976"/><text:change-start text:change-id="ct94012054248368"/><text:span text:style-name="T73"> These specifications allowing flexible message transformation into internal data formats</text:span><text:change-end text:change-id="ct94012054248368"/><text:change-start text:change-id="ct94012054249696"/><text:span text:style-name="T73">. Further Promises provide the possibility to</text:span><text:change-end text:change-id="ct94012054249696"/><text:change-start text:change-id="ct94012054251024"/><text:span text:style-name="T73"> realize patterns like </text:span><text:change-end text:change-id="ct94012054251024"/><text:change-start text:change-id="ct94012054253040"/><text:span text:style-name="T73">message construction or aggregation.</text:span><text:change-end text:change-id="ct94012054253040"/><text:change-start text:change-id="ct94012054254688"/><text:span text:style-name="T73"> [1]</text:span><text:change-end text:change-id="ct94012054254688"/></text:p>
      <text:h text:style-name="Heading_20_2" text:outline-level="2">Terminology + Abbreviations <text:change-start text:change-id="ct94012052244688"/></text:h>
      <text:p text:style-name="Body"/>
      <text:h text:style-name="P8" text:outline-level="3"><text:change-end text:change-id="ct94012052244688"/><text:change text:change-id="ct94012052243504"/><text:change-start text:change-id="ct94012054252384"/><text:soft-page-break/>Message<text:change-end text:change-id="ct94012054252384"/><text:change-start text:change-id="ct94012052249024"/></text:h>
      <text:p text:style-name="P9"><text:change-end text:change-id="ct94012052249024"/><text:change text:change-id="ct94012052245344"/><text:change-start text:change-id="ct94012052245712"/>A message is a data structure that hold<text:change-end text:change-id="ct94012052245712"/><text:span text:style-name="T80">s</text:span><text:change-start text:change-id="ct94012054251776"/> the payload<text:change-end text:change-id="ct94012054251776"/><text:change-start text:change-id="ct94012054248592"/> and additional meta-information about the content<text:change-end text:change-id="ct94012054248592"/>.<text:change-start text:change-id="ct94012054249088"/></text:p>
      <text:h text:style-name="P8" text:outline-level="3">Channel</text:h>
      <text:p text:style-name="P52">Channels are <text:span text:style-name="T72">queues. Theses are </text:span>paths to connect programs <text:span text:style-name="T72">and interchange the messages. They are</text:span><text:change-end text:change-id="ct94012054249088"/><text:span text:style-name="T72"> concurrently</text:span><text:change-start text:change-id="ct94012052247920"/><text:span text:style-name="T72"> accessible, so many senders can write to them and receiver from channels </text:span><text:change-end text:change-id="ct94012052247920"/><text:span text:style-name="T72">with </text:span><text:change-start text:change-id="ct94012052244320"/><text:span text:style-name="T72">different threads.</text:span></text:p>
      <text:h text:style-name="P8" text:outline-level="3">Sender / Publisher</text:h>
      <text:p text:style-name="P52">A sender writes a message into a channel. Depending on the concepts, described above, the sender waits for the receive acknowledge <text:change-end text:change-id="ct94012052244320"/><text:span text:style-name="T80">of</text:span><text:change-start text:change-id="ct94012054247888"/> the receiver/s or just for a successful submit. <text:change-end text:change-id="ct94012054247888"/></text:p>
      <text:h text:style-name="P73" text:outline-level="3"><text:span text:style-name="T82">Receiver</text:span> / <text:span text:style-name="T82">Subscriber</text:span></text:h>
      <text:p text:style-name="P53">A <text:span text:style-name="T82">receiver reads from a</text:span> channel. <text:change-start text:change-id="ct94012052255888"/></text:p>
      <text:h text:style-name="P76" text:outline-level="3">Messaging RPC </text:h>
      <text:p text:style-name="P54">Remote procedure calls over messaging. Sending a request and receiving a request are two separate <text:change-end text:change-id="ct94012052255888"/><text:span text:style-name="T80">atomic</text:span><text:change-start text:change-id="ct94012054237936"/> operations. <text:change-end text:change-id="ct94012054237936"/><text:span text:style-name="T80">Thus</text:span><text:change-start text:change-id="ct94012054257008"/> waiting for a response is not a blocking operation, like in ordinary RPC operations.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text:change-end text:change-id="ct94012054257008"/><text:change text:change-id="ct94012054257232"/>Problem Description</text:h>
      <text:p text:style-name="P10"><text:change-start text:change-id="ct94012054258880"/><text:span text:style-name="T74">The OSGi Alliance already has a successful </text:span><text:change-end text:change-id="ct94012054258880"/><text:change-start text:change-id="ct94012054260752"/><text:span text:style-name="T74">specification for messaging within an OSGi framework.</text:span><text:change-end text:change-id="ct94012054260752"/><text:change text:change-id="ct94012054260976"/><text:change-start text:change-id="ct94012054259376"/><text:span text:style-name="T74"> The EventAdmin specification are well defined and widely used. </text:span><text:change-end text:change-id="ct94012054259376"/><text:change-start text:change-id="ct94012054261376"/><text:span text:style-name="T74">The same is for the RSA specification that provides a good ground </text:span><text:change-end text:change-id="ct94012054261376"/><text:change-start text:change-id="ct94012054261600"/><text:span text:style-name="T74">for synchronous calls. Also asynchronous remote services are supported in the RSA.</text:span><text:change-end text:change-id="ct94012054261600"/><text:change-start text:change-id="ct94012054263664"/></text:p>
      <text:p text:style-name="P11"><text:change-end text:change-id="ct94012054263664"/><text:change text:change-id="ct94012054263888"/><text:change-start text:change-id="ct94012053282800"/><text:span text:style-name="T6">In the domains of IoT </text:span><text:span text:style-name="T43">there are standardized protocols to connect remote devices and submit data over a broker based messaging system from remote clients. But also in cloud-based infrastructures</text:span><text:span text:style-name="T6">, messaging systems are </text:span><text:span text:style-name="T43">often used for de-coupling of services or functions. </text:span></text:p>
      <text:p text:style-name="P45"><text:span text:style-name="T6">To interact with such systems the implementer has to deal with messaging inherent conditions and use-cases, that are currently not covered, by existing specifications. </text:span><text:span text:style-name="T19">With OSGi Promises and the PushStream specification there are already major parts available to deal with an asynchronous programming model. This is a requirement when using messaging. </text:span></text:p>
      <text:p text:style-name="P12"><text:span text:style-name="T19">The missing peace is a harmonized way to send, receive </text:span><text:span text:style-name="T44">data</text:span><text:span text:style-name="T19"> that support the corresponding </text:span><text:span text:style-name="T44">messaging </text:span><text:span text:style-name="T19">pattern concept</text:span><text:change-end text:change-id="ct94012053282800"/><text:change text:change-id="ct94012054265200"/><text:change text:change-id="ct94012054264976"/><text:change text:change-id="ct94012054264752"/><text:change-start text:change-id="ct94012054268432"/><text:span text:style-name="T10">. </text:span><text:span text:style-name="T45">Consuming and producing data using common protocol’s </text:span><text:change-end text:change-id="ct94012054268432"/><text:change-start text:change-id="ct94012054270160"/><text:span text:style-name="T45">like AMQP </text:span><text:change-end text:change-id="ct94012054270160"/><text:span text:style-name="T47">or</text:span><text:change-start text:change-id="ct94012054272944"/><text:span text:style-name="T45"> MQTT using OSGi services, would </text:span><text:change-end text:change-id="ct94012054272944"/><text:change-start text:change-id="ct94012054274672"/><text:span text:style-name="T46">integrate </text:span><text:change-end text:change-id="ct94012054274672"/><text:change-start text:change-id="ct94012053281392"/><text:span text:style-name="T46">an OSGi application into more systems.</text:span></text:p>
      <text:p text:style-name="P48"><text:soft-page-break/><text:span text:style-name="T46">A</text:span><text:span text:style-name="T6">lso other specifications could </text:span><text:change-end text:change-id="ct94012053281392"/><text:change-start text:change-id="ct94012053290816"/><text:span text:style-name="T6">take profit from </text:span><text:span text:style-name="T52">this</text:span><text:span text:style-name="T6"> RFP. So it could be possible to easily get</text:span><text:change-end text:change-id="ct94012053290816"/><text:change-start text:change-id="ct94012054274944"/><text:span text:style-name="T6"> an RSA implementation for message when using this common way. It could also be possible to get provide a remote Event Admin</text:span><text:change-end text:change-id="ct94012054274944"/><text:change-start text:change-id="ct94012054268752"/><text:span text:style-name="T6">.</text:span><text:change-end text:change-id="ct94012054268752"/></text:p>
      <text:h text:style-name="Heading_20_1" text:outline-level="1">Use Cases</text:h>
      <text:h text:style-name="P14" text:outline-level="2"><text:change text:change-id="ct94012054270672"/><text:change text:change-id="ct94012054262688"/><text:change-start text:change-id="ct94012052251136"/><text:span text:style-name="T14">M</text:span>essag<text:change-end text:change-id="ct94012052251136"/><text:change-start text:change-id="ct94012054275168"/>e sending<text:change-end text:change-id="ct94012054275168"/></text:h>
      <text:p text:style-name="P15"><text:change text:change-id="ct94012053293120"/><text:change text:change-id="ct94012054270384"/><text:change-start text:change-id="ct94012052247552"/>A publisher want to send single messages as well as consume messages as <text:change-end text:change-id="ct94012052247552"/><text:span text:style-name="T81">a s</text:span><text:change-start text:change-id="ct94012054269472"/>tream, that <text:change-end text:change-id="ct94012054269472"/><text:change-start text:change-id="ct94012054269696"/>are provided from another PushStream.<text:change-end text:change-id="ct94012054269696"/><text:change-start text:change-id="ct94012054272064"/> It is necessary to provide the possibility to submit additional context information for this channel or sending process. <text:change-end text:change-id="ct94012054272064"/><text:change-start text:change-id="ct94012053305424"/></text:p>
      <text:p text:style-name="P47">It should be possible to regi<text:change-end text:change-id="ct94012053305424"/><text:change-start text:change-id="ct94012053302160"/>ster a PushStream consumer as a service, that then is used by the corresponding messaging whiteboard. This is useful especially for send-and-forget messages. <text:change-end text:change-id="ct94012053302160"/></text:p>
      <text:h text:style-name="P14" text:outline-level="2"><text:change text:change-id="ct94012054266912"/><text:change text:change-id="ct94012054265520"/><text:change-start text:change-id="ct94012054267536"/><text:span text:style-name="T22">R</text:span>eceiving messages<text:change-end text:change-id="ct94012054267536"/></text:h>
      <text:p text:style-name="P15"><text:change text:change-id="ct94012053283568"/><text:change text:change-id="ct94012054267760"/><text:change-start text:change-id="ct94012054267984"/>A<text:change-end text:change-id="ct94012054267984"/><text:span text:style-name="T81">s a</text:span><text:change-start text:change-id="ct94012054279744"/> recipient I want to receive message<text:change-end text:change-id="ct94012054279744"/><text:change-start text:change-id="ct94012054279968"/>s as PushStream. I also want to get informed about connection errors <text:change-end text:change-id="ct94012054279968"/><text:change-start text:change-id="ct94012054280192"/>of the channel.<text:change-end text:change-id="ct94012054280192"/><text:change-start text:change-id="ct94012054280416"/> As receiver I want to have the possibility to get context/meta-information from the message<text:change-end text:change-id="ct94012054280416"/><text:change-start text:change-id="ct94012054280640"/>.<text:change-end text:change-id="ct94012054280640"/><text:change-start text:change-id="ct94012054280864"/></text:p>
      <text:p text:style-name="P47">It should be po<text:change-end text:change-id="ct94012054280864"/><text:change-start text:change-id="ct94012054281088"/>ssible to directly inject a PushStream as service for a messaging configuration<text:change-end text:change-id="ct94012054281088"/><text:change-start text:change-id="ct94012054281584"/> for a pre-defined channel.<text:change-end text:change-id="ct94012054281584"/><text:change-start text:change-id="ct94012052703936"/></text:p>
      <text:h text:style-name="Heading_20_2" text:outline-level="2"><text:change-end text:change-id="ct94012052703936"/><text:change text:change-id="ct94012053318800"/><text:change-start text:change-id="ct94012053315520"/><text:span text:style-name="T23">RPC over messaging</text:span></text:h>
      <text:p text:style-name="P15">I want to <text:change-end text:change-id="ct94012053315520"/><text:change-start text:change-id="ct94012053321696"/>use RPC calls over messaging, as far as the implementation supports this intent. As I don’t <text:span text:style-name="T54">necessarily</text:span> want to take care about a correlation and eventually generation of a return-location for the response. <text:change-end text:change-id="ct94012053321696"/><text:change-start text:change-id="ct94012054282352"/></text:p>
      <text:p text:style-name="P47">The implementation should take care about the use-case when <text:change-end text:change-id="ct94012054282352"/><text:change-start text:change-id="ct94012054282576"/>an endpoint acts as RPC caller (publish and subscribe) as well as when the current endpoint acts a RPC<text:change-end text:change-id="ct94012054282576"/><text:change-start text:change-id="ct94012054282800"/> call receiver (publish on subscribe). Both <text:change-end text:change-id="ct94012054282800"/><text:change-start text:change-id="ct94012054283024"/>are expected to be in an asynchronous way.<text:change-end text:change-id="ct94012054283024"/></text:p>
      <text:h text:style-name="P70" text:outline-level="2"><text:span text:style-name="T83">Acknowledge Filtering</text:span></text:h>
      <text:p text:style-name="P109"><text:span text:style-name="T84">The send-and-forget principle, in many implementation, uses an auto-acknowledge, which acknowledges a message after it was sent. This increases the throughput of a system, but is considered as unsafe. Because of that, </text:span>it may be <text:span text:style-name="T85">necessary</text:span>, that messages needs to be acknowledged or rejected <text:span text:style-name="T84">manually</text:span>. It is expected that there are various implementations to handle this in its protocols <text:span text:style-name="T85">and clients</text:span>. <text:change-start text:change-id="ct94012054267136"/></text:p>
      <text:h text:style-name="P67" text:outline-level="2">Event Admin</text:h>
      <text:p text:style-name="P55"><text:change-end text:change-id="ct94012054267136"/><text:change-start text:change-id="ct94012053325712"/>It should be possible to connect an OSGi Event Admin with <text:change-end text:change-id="ct94012053325712"/><text:change-start text:change-id="ct94012054285664"/>a channel, to send or receive Event Admin Events. <text:s/><text:change-end text:change-id="ct94012054285664"/><text:change-start text:change-id="ct94012054285888"/><text:span text:style-name="T79">For that a topic-to-channel mapping </text:span><text:change-end text:change-id="ct94012054285888"/><text:change-start text:change-id="ct94012054286112"/><text:span text:style-name="T79">could be defined</text:span><text:change-end text:change-id="ct94012054286112"/></text:p>
      <text:h text:style-name="Heading_20_1" text:outline-level="1"><text:soft-page-break/>Requirements</text:h>
      <text:h text:style-name="P17" text:outline-level="3"><text:change-start text:change-id="ct94012053326272"/>General</text:h>
      <text:list xml:id="list3454860372" text:style-name="L5">
        <text:list-item>
          <text:p text:style-name="P92">MSG010 – The solution MUST be technology and protocol independent. </text:p>
        </text:list-item>
        <text:list-item>
          <text:p text:style-name="P92">MSG020 <text:change-end text:change-id="ct94012053326272"/><text:change-start text:change-id="ct94012054289024"/>–<text:change-end text:change-id="ct94012054289024"/><text:change-start text:change-id="ct94012054289248"/> The solution MUST support peer-to-peer as well as broker based messaging systems</text:p>
        </text:list-item>
        <text:list-item>
          <text:p text:style-name="P92">MSG030 <text:change-end text:change-id="ct94012054289248"/><text:change-start text:change-id="ct94012054289552"/>–<text:change-end text:change-id="ct94012054289552"/><text:change-start text:change-id="ct94012053330992"/> The solution MUST be configurable (address-space, timeouts)</text:p>
        </text:list-item>
        <text:list-item>
          <text:p text:style-name="P95">MSG050 <text:change-end text:change-id="ct94012053330992"/><text:change-start text:change-id="ct94012054292240"/>–<text:change-end text:change-id="ct94012054292240"/><text:change-start text:change-id="ct94012054292784"/> The solution <text:span text:style-name="T75">MUST</text:span> announce their capabilities/intents to service consumers</text:p>
        </text:list-item>
        <text:list-item>
          <text:p text:style-name="P95">MSG060 <text:change-end text:change-id="ct94012054292784"/><text:change-start text:change-id="ct94012054293104"/>–<text:change-end text:change-id="ct94012054293104"/><text:change-start text:change-id="ct94012054294832"/> The solution MUST provide information about registered channels, driver connection states</text:p>
        </text:list-item>
        <text:list-item>
          <text:p text:style-name="P95">MSG070 <text:change-end text:change-id="ct94012054294832"/><text:change-start text:change-id="ct94012054295056"/>–<text:change-end text:change-id="ct94012054295056"/><text:change-start text:change-id="ct94012054295824"/> The solution MUST support the asynchronous programming model</text:p>
        </text:list-item>
      </text:list>
      <text:h text:style-name="P17" text:outline-level="3"><text:change-end text:change-id="ct94012054295824"/><text:change text:change-id="ct94012054296048"/><text:change-start text:change-id="ct94012054296272"/>Channels<text:change-end text:change-id="ct94012054296272"/></text:h>
      <text:list xml:id="list105849714053643" text:continue-list="list3663170757" text:style-name="L1">
        <text:list-item>
          <text:p text:style-name="P18"><text:change text:change-id="ct94012054297264"/><text:change-start text:change-id="ct94012054297488"/><text:span text:style-name="T25">MSG</text:span><text:change-end text:change-id="ct94012054297488"/><text:change text:change-id="ct94012054298320"/><text:change text:change-id="ct94012054298016"/><text:change text:change-id="ct94012054297712"/><text:change-start text:change-id="ct94012054299424"/><text:span text:style-name="T25">10</text:span><text:change-end text:change-id="ct94012054299424"/><text:change-start text:change-id="ct94012054300848"/>0 – It <text:span text:style-name="T24">MUST</text:span> be possible to <text:change-end text:change-id="ct94012054300848"/><text:change text:change-id="ct94012054301152"/><text:change-start text:change-id="ct94012054302304"/><text:span text:style-name="T25">send asynchronous messages to remote recipient</text:span><text:change-end text:change-id="ct94012054302304"/><text:change text:change-id="ct94012054302608"/><text:change-start text:change-id="ct94012054304256"/><text:span text:style-name="T25">s</text:span><text:change-end text:change-id="ct94012054304256"/><text:change-start text:change-id="ct94012054306224"/><text:span text:style-name="T25">.</text:span><text:change-end text:change-id="ct94012054306224"/><text:change-start text:change-id="ct94012053371744"/></text:p>
        </text:list-item>
        <text:list-item>
          <text:p text:style-name="P18"><text:change-end text:change-id="ct94012053371744"/><text:change-start text:change-id="ct94012053363008"/><text:span text:style-name="T25">MSG120 – The solution MUST support the point-to-point</text:span><text:change-end text:change-id="ct94012053363008"/><text:change-start text:change-id="ct94012053355472"/><text:span text:style-name="T25"> channel type</text:span></text:p>
        </text:list-item>
        <text:list-item>
          <text:p text:style-name="P87">MSG130 – The solution MUST support the publish-subscribe channel type</text:p>
        </text:list-item>
        <text:list-item>
          <text:p text:style-name="P18"><text:span text:style-name="T25">MSG140 – The solution </text:span><text:change-end text:change-id="ct94012053355472"/><text:change-start text:change-id="ct94012054305264"/><text:span text:style-name="T25">MUST support guaranteed </text:span><text:change-end text:change-id="ct94012054305264"/><text:change text:change-id="ct94012054303872"/><text:change-start text:change-id="ct94012054298912"/><text:span text:style-name="T25">delivery / quality of service</text:span><text:change-end text:change-id="ct94012054298912"/><text:change-start text:change-id="ct94012054301376"/></text:p>
        </text:list-item>
        <text:list-item>
          <text:p text:style-name="P93">MSG<text:span text:style-name="T77">15</text:span>0 – The solution MUST support send-and-forget and send<text:change-end text:change-id="ct94012054301376"/><text:change-start text:change-id="ct94012054301872"/>-and-forward semantics</text:p>
        </text:list-item>
        <text:list-item>
          <text:p text:style-name="P96">MSG160 <text:change-end text:change-id="ct94012054301872"/><text:change-start text:change-id="ct94012054299648"/>–<text:change-end text:change-id="ct94012054299648"/><text:change-start text:change-id="ct94012054300080"/> The <text:span text:style-name="T75">solution SHOULD support RPC over messaging, if possible. For that the solution MUST act as caller (publish and subscribe) as well as RPC receiver (subscribe on publish)</text:span><text:change-end text:change-id="ct94012054300080"/></text:p>
        </text:list-item>
        <text:list-item>
          <text:p text:style-name="P98">MSG170 – The solution SHOULD support filter semantics like exchange / routing-key and wildcards for channels<text:change-start text:change-id="ct94012054311936"/></text:p>
        </text:list-item>
        <text:list-item>
          <text:p text:style-name="P96">MSG1<text:change-end text:change-id="ct94012054311936"/><text:span text:style-name="T82">8</text:span><text:change-start text:change-id="ct94012054314720"/>0 <text:change-end text:change-id="ct94012054314720"/><text:change-start text:change-id="ct94012054314944"/>–<text:change-end text:change-id="ct94012054314944"/><text:change-start text:change-id="ct94012054315168"/> The <text:span text:style-name="T54">solution MAY define a last-will message handling, when the channel was disconnected from participants</text:span></text:p>
        </text:list-item>
        <text:list-item>
          <text:p text:style-name="P96"><text:span text:style-name="T54">MSG1</text:span><text:change-end text:change-id="ct94012054315168"/><text:span text:style-name="T56">9</text:span><text:change-start text:change-id="ct94012054315392"/><text:span text:style-name="T54">0 </text:span><text:change-end text:change-id="ct94012054315392"/><text:change-start text:change-id="ct94012054317392"/><text:span text:style-name="T54">–</text:span><text:change-end text:change-id="ct94012054317392"/><text:change-start text:change-id="ct94012054317616"/><text:span text:style-name="T54"> The solution MAY provide a reconnect handling, when a channel was disconnected from participants</text:span></text:p>
        </text:list-item>
      </text:list>
      <text:h text:style-name="P77" text:outline-level="3"><text:change-end text:change-id="ct94012054317616"/><text:change text:change-id="ct94012054317840"/><text:change-start text:change-id="ct94012054316816"/><text:span text:style-name="T24">Messages</text:span></text:h>
      <text:list xml:id="list2105413784" text:style-name="L6">
        <text:list-item>
          <text:p text:style-name="P94">MSG<text:span text:style-name="T77">20</text:span>0 – <text:change-end text:change-id="ct94012054316816"/><text:change-start text:change-id="ct94012054296496"/>Message<text:span text:style-name="T78">s bodie</text:span>s MUST be sent i<text:span text:style-name="T76">n a programming language and protocol agnostic way. So messages MUST NOT be restricted to a certain content-format</text:span></text:p>
        </text:list-item>
        <text:list-item>
          <text:p text:style-name="P99">MSG210 <text:change-end text:change-id="ct94012054296496"/><text:change-start text:change-id="ct94012054322048"/>–<text:change-end text:change-id="ct94012054322048"/><text:change-start text:change-id="ct94012054322272"/> It <text:change-end text:change-id="ct94012054322272"/><text:change-start text:change-id="ct94012054322496"/>MAY be possible to support<text:change-end text:change-id="ct94012054322496"/><text:change-start text:change-id="ct94012054328176"/> addi<text:change-end text:change-id="ct94012054328176"/><text:change-start text:change-id="ct94012054328400"/>tional message sequencing <text:span text:style-name="T55">and correlation</text:span><text:change-end text:change-id="ct94012054328400"/><text:change-start text:change-id="ct94012054329088"/></text:p>
        </text:list-item>
        <text:list-item>
          <text:p text:style-name="P97"><text:span text:style-name="T55">M</text:span><text:span text:style-name="T54">SG</text:span><text:change-end text:change-id="ct94012054329088"/><text:change-start text:change-id="ct94012054331936"/><text:span text:style-name="T54">220 </text:span><text:change-end text:change-id="ct94012054331936"/><text:change-start text:change-id="ct94012054333264"/><text:span text:style-name="T54">–</text:span><text:change-end text:change-id="ct94012054333264"/><text:change-start text:change-id="ct94012051319856"/><text:span text:style-name="T54"> </text:span><text:change-end text:change-id="ct94012051319856"/><text:change-start text:change-id="ct94012051321728"/><text:span text:style-name="T54">T</text:span><text:change-end text:change-id="ct94012051321728"/><text:change-start text:change-id="ct94012051323440"/><text:span text:style-name="T54">he solution MAY define a content encoding</text:span><text:change-end text:change-id="ct94012051323440"/><text:change-start text:change-id="ct94012051321328"/></text:p>
        </text:list-item>
        <text:list-item>
          <text:p text:style-name="P100"><text:soft-page-break/>MSG230 – The solution MAY support message time-to-live information<text:change-end text:change-id="ct94012051321328"/></text:p>
        </text:list-item>
        <text:list-item>
          <text:p text:style-name="P101">MSG240 – The solution MAY support <text:span text:style-name="T86">manual </text:span>acknowledge/reject support for messages<text:change-start text:change-id="ct94012053381056"/></text:p>
        </text:list-item>
      </text:list>
      <text:h text:style-name="P78" text:outline-level="3">Event Admin<text:change-end text:change-id="ct94012053381056"/><text:change-start text:change-id="ct94012054330960"/></text:h>
      <text:list xml:id="list105849310824761" text:continue-list="list2102684728" text:style-name="L2">
        <text:list-item>
          <text:p text:style-name="P24">MSG300 – The solution SHOULD provide a bri<text:change-end text:change-id="ct94012054330960"/><text:change-start text:change-id="ct94012054331344"/>dge from a channel to Event Admin topics, <text:span text:style-name="T79">to send or receive events</text:span><text:change-end text:change-id="ct94012054331344"/><text:change text:change-id="ct94012054332160"/></text:p>
        </text:list-item>
      </text:list>
      <text:h text:style-name="Heading_20_1" text:outline-level="1">Document Support</text:h>
      <text:h text:style-name="Heading_20_2" text:outline-level="2">References</text:h>
      <text:list xml:id="list105850215123781" text:continue-list="list105848765169097" text:style-name="WW8Num3">
        <text:list-item>
          <text:p text:style-name="Definition_20_Term"><text:bookmark-start text:name="_Ref493020620"/><text:change text:change-id="ct94012054334800"/><text:change text:change-id="ct94012054332928"/><text:change-start text:change-id="ct94012054335024"/><text:span text:style-name="T26">Enterprise Integration Pattern: Designing, Building, and Deploying Messaging Solutions</text:span><text:change-end text:change-id="ct94012054335024"/><text:change text:change-id="ct94012054335920"/><text:change-start text:change-id="ct94012054337392"/><text:span text:style-name="T26">. Gregor Hohpe, Bobby Woolf. ISBN 0</text:span><text:change-end text:change-id="ct94012054337392"/><text:change-start text:change-id="ct94012054338768"/><text:span text:style-name="T26">-133-06510-7</text:span><text:change-end text:change-id="ct94012054338768"/><text:change text:change-id="ct94012054339120"/>.<text:bookmark-end text:name="_Ref493020620"/></text:p>
          <text:p text:style-name="P26"><text:change text:change-id="ct94012051324288"/><text:a xlink:type="simple" xlink:href="http://felix.apache.org/site/apache-felix-file-install.html" text:style-name="Internet_20_link" text:visited-style-name="Visited_20_Internet_20_Link"/></text:p>
        </text:list-item>
      </text:list>
      <text:p text:style-name="P5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7"><text:change text:change-id="ct94012052703216"/><text:change text:change-id="ct94012054337616"/><text:change-start text:change-id="ct94012054212032"/><text:span text:style-name="T76">Mark</text:span><text:change-end text:change-id="ct94012054212032"/><text:change-start text:change-id="ct94012054230880"/> <text:change-end text:change-id="ct94012054230880"/><text:change text:change-id="ct94012054233296"/><text:change-start text:change-id="ct94012054253536"/><text:span text:style-name="T76">Hoffmann</text:span><text:change-end text:change-id="ct94012054253536"/></text:p>
          </table:table-cell>
        </table:table-row>
        <table:table-row table:style-name="Table2.1">
          <table:table-cell table:style-name="Table2.A1" office:value-type="string">
            <text:p text:style-name="P28">Company</text:p>
          </table:table-cell>
          <table:table-cell table:style-name="Table2.B1" office:value-type="string">
            <text:p text:style-name="P27"><text:change text:change-id="ct94012054248816"/><text:change-start text:change-id="ct94012052248656"/>Data In Motion Consulting GmbH<text:change-end text:change-id="ct94012052248656"/></text:p>
          </table:table-cell>
        </table:table-row>
        <table:table-row table:style-name="Table2.1">
          <table:table-cell table:style-name="Table2.A1" office:value-type="string">
            <text:p text:style-name="P28">Address</text:p>
          </table:table-cell>
          <table:table-cell table:style-name="Table2.B1" office:value-type="string">
            <text:p text:style-name="P27"><text:change text:change-id="ct94012052249760"/><text:change-start text:change-id="ct94012054254160"/>Kahlaische Str. 4, 07743 Jena, Germany<text:change-end text:change-id="ct94012054254160"/></text:p>
          </table:table-cell>
        </table:table-row>
        <table:table-row table:style-name="Table2.1">
          <table:table-cell table:style-name="Table2.A1" office:value-type="string">
            <text:p text:style-name="P28">Voice</text:p>
          </table:table-cell>
          <table:table-cell table:style-name="Table2.B1" office:value-type="string">
            <text:p text:style-name="P28">+<text:change text:change-id="ct94012054259104"/><text:change text:change-id="ct94012054258608"/><text:change-start text:change-id="ct94012051310208"/><text:span text:style-name="T27">4</text:span><text:change-end text:change-id="ct94012051310208"/><text:change-start text:change-id="ct94012054273952"/><text:span text:style-name="T27">9 </text:span><text:change-end text:change-id="ct94012054273952"/><text:change text:change-id="ct94012053318400"/><text:change-start text:change-id="ct94012053325072"/><text:span text:style-name="T27">175</text:span><text:change-end text:change-id="ct94012053325072"/><text:change-start text:change-id="ct94012054307024"/><text:span text:style-name="T27"> </text:span><text:change-end text:change-id="ct94012054307024"/><text:change text:change-id="ct94012054304992"/><text:change-start text:change-id="ct94012054318640"/><text:span text:style-name="T27">7012201</text:span><text:change-end text:change-id="ct94012054318640"/></text:p>
          </table:table-cell>
        </table:table-row>
        <table:table-row table:style-name="Table2.1">
          <table:table-cell table:style-name="Table2.A1" office:value-type="string">
            <text:p text:style-name="P35">e-mail</text:p>
          </table:table-cell>
          <table:table-cell table:style-name="Table2.B1" office:value-type="string">
            <text:p text:style-name="P29"><text:change text:change-id="ct94012054319168"/><text:change text:change-id="ct94012053405504"/><text:change-start text:change-id="ct94012054320240"/><text:span text:style-name="T76">m.hoffmann</text:span><text:change-end text:change-id="ct94012054320240"/><text:change-start text:change-id="ct94012051323664"/>@data-in-motion.biz<text:change-end text:change-id="ct94012051323664"/></text:p>
          </table:table-cell>
        </table:table-row>
        <table:table-row table:style-name="Table2.1">
          <table:table-cell table:style-name="Table2.A6" office:value-type="string">
            <text:p text:style-name="P35"/>
          </table:table-cell>
          <table:table-cell table:style-name="Table2.B6" office:value-type="string">
            <text:p text:style-name="P35"/>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61406D9F1B8C46FE.png" xlink:type="simple" xlink:show="embed" xlink:actuate="onLoad" loext:mime-type="image/png"/></draw:frame><text:tab/><text:user-defined style:data-style-name="N0" text:name="RFP Title">RFP-192-Messaging</text:user-defined><text:tab/>Page <text:page-number text:select-page="current">5</text:page-number><text:s/>of <text:page-count style:num-format="1">8</text:page-count></text:p>
        <text:p text:style-name="Header"/>
        <text:p text:style-name="Header"><text:tab/>Draft<text:tab/><text:modification-date style:data-style-name="N76">January 9, 2019</text:modification-date></text:p>
      </style:header>
      <style:footer>
        <text:p text:style-name="Footer">Copyright © <text:user-defined style:data-style-name="N0" text:name="Company">OSGi Alliance</text:user-defined><text:s text:c="2"/><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4-11-24T08:46:41</meta:creation-date>
    <meta:editing-cycles>80</meta:editing-cycles>
    <meta:editing-duration>P1DT23H18M49S</meta:editing-duration>
    <meta:initial-creator>Peter Kriens</meta:initial-creator>
    <dc:date>2019-01-09T10:31:04.902800450</dc:date>
    <dc:creator>Mark Hoffmann</dc:creator>
    <meta:document-statistic meta:table-count="2" meta:image-count="3" meta:object-count="0" meta:page-count="8" meta:paragraph-count="141" meta:word-count="1898" meta:character-count="12221" meta:non-whitespace-character-count="10446"/>
    <meta:user-defined meta:name="Company">OSGi Alliance</meta:user-defined>
    <meta:user-defined meta:name="Info 3"/>
    <meta:user-defined meta:name="Info 4"/>
    <meta:user-defined meta:name="RFP Title">RFP-192-Messaging</meta:user-defined>
  </office:meta>
</office:document-meta>
</file>